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Helvetica" svg:font-family="Helvetica" style:font-family-generic="swiss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InstructionSet" style:family="table">
      <style:table-properties style:width="27.615cm" table:align="left"/>
    </style:style>
    <style:style style:name="InstructionSet.A" style:family="table-column">
      <style:table-column-properties style:column-width="0.663cm"/>
    </style:style>
    <style:style style:name="InstructionSet.B" style:family="table-column">
      <style:table-column-properties style:column-width="1.889cm"/>
    </style:style>
    <style:style style:name="InstructionSet.C" style:family="table-column">
      <style:table-column-properties style:column-width="2.351cm"/>
    </style:style>
    <style:style style:name="InstructionSet.D" style:family="table-column">
      <style:table-column-properties style:column-width="12.167cm"/>
    </style:style>
    <style:style style:name="InstructionSet.E" style:family="table-column">
      <style:table-column-properties style:column-width="4.904cm"/>
    </style:style>
    <style:style style:name="InstructionSet.F" style:family="table-column">
      <style:table-column-properties style:column-width="5.641cm"/>
    </style:style>
    <style:style style:name="InstructionSet.A1" style:family="table-cell">
      <style:table-cell-properties fo:padding="0.097cm" fo:border-left="0.05pt solid #000000" fo:border-right="none" fo:border-top="0.05pt solid #000000" fo:border-bottom="0.05pt solid #000000"/>
    </style:style>
    <style:style style:name="InstructionSet.F1" style:family="table-cell">
      <style:table-cell-properties fo:padding="0.097cm" fo:border="0.05pt solid #000000"/>
    </style:style>
    <style:style style:name="InstructionSet.A2" style:family="table-cell">
      <style:table-cell-properties fo:background-color="#ccff99" fo:padding="0.097cm" fo:border-left="0.05pt solid #000000" fo:border-right="none" fo:border-top="none" fo:border-bottom="0.05pt solid #000000">
        <style:background-image/>
      </style:table-cell-properties>
    </style:style>
    <style:style style:name="InstructionSet.B2" style:family="table-cell">
      <style:table-cell-properties fo:padding="0.097cm" fo:border-left="0.05pt solid #000000" fo:border-right="none" fo:border-top="none" fo:border-bottom="0.05pt solid #000000"/>
    </style:style>
    <style:style style:name="InstructionSet.C2" style:family="table-cell">
      <style:table-cell-properties fo:padding="0.097cm" fo:border-left="0.05pt solid #000000" fo:border-right="none" fo:border-top="none" fo:border-bottom="0.05pt solid #000000"/>
    </style:style>
    <style:style style:name="InstructionSet.D2" style:family="table-cell">
      <style:table-cell-properties fo:padding="0.097cm" fo:border-left="0.05pt solid #000000" fo:border-right="none" fo:border-top="none" fo:border-bottom="0.05pt solid #000000"/>
    </style:style>
    <style:style style:name="InstructionSet.E2" style:family="table-cell">
      <style:table-cell-properties fo:padding="0.097cm" fo:border-left="0.05pt solid #000000" fo:border-right="none" fo:border-top="none" fo:border-bottom="0.05pt solid #000000"/>
    </style:style>
    <style:style style:name="InstructionSet.F2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3" style:family="table-cell">
      <style:table-cell-properties fo:padding="0.097cm" fo:border-left="0.05pt solid #000000" fo:border-right="none" fo:border-top="none" fo:border-bottom="0.05pt solid #000000"/>
    </style:style>
    <style:style style:name="InstructionSet.C3" style:family="table-cell">
      <style:table-cell-properties fo:padding="0.097cm" fo:border-left="0.05pt solid #000000" fo:border-right="none" fo:border-top="none" fo:border-bottom="0.05pt solid #000000"/>
    </style:style>
    <style:style style:name="InstructionSet.D3" style:family="table-cell">
      <style:table-cell-properties fo:padding="0.097cm" fo:border-left="0.05pt solid #000000" fo:border-right="none" fo:border-top="none" fo:border-bottom="0.05pt solid #000000"/>
    </style:style>
    <style:style style:name="InstructionSet.E3" style:family="table-cell">
      <style:table-cell-properties fo:padding="0.097cm" fo:border-left="0.05pt solid #000000" fo:border-right="none" fo:border-top="none" fo:border-bottom="0.05pt solid #000000"/>
    </style:style>
    <style:style style:name="InstructionSet.F3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4" style:family="table-cell">
      <style:table-cell-properties fo:padding="0.097cm" fo:border-left="0.05pt solid #000000" fo:border-right="none" fo:border-top="none" fo:border-bottom="0.05pt solid #000000"/>
    </style:style>
    <style:style style:name="InstructionSet.C4" style:family="table-cell">
      <style:table-cell-properties fo:padding="0.097cm" fo:border-left="0.05pt solid #000000" fo:border-right="none" fo:border-top="none" fo:border-bottom="0.05pt solid #000000"/>
    </style:style>
    <style:style style:name="InstructionSet.D4" style:family="table-cell">
      <style:table-cell-properties fo:padding="0.097cm" fo:border-left="0.05pt solid #000000" fo:border-right="none" fo:border-top="none" fo:border-bottom="0.05pt solid #000000"/>
    </style:style>
    <style:style style:name="InstructionSet.E4" style:family="table-cell">
      <style:table-cell-properties fo:padding="0.097cm" fo:border-left="0.05pt solid #000000" fo:border-right="none" fo:border-top="none" fo:border-bottom="0.05pt solid #000000"/>
    </style:style>
    <style:style style:name="InstructionSet.F4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5" style:family="table-cell">
      <style:table-cell-properties fo:padding="0.097cm" fo:border-left="0.05pt solid #000000" fo:border-right="none" fo:border-top="none" fo:border-bottom="0.05pt solid #000000"/>
    </style:style>
    <style:style style:name="InstructionSet.C5" style:family="table-cell">
      <style:table-cell-properties fo:padding="0.097cm" fo:border-left="0.05pt solid #000000" fo:border-right="none" fo:border-top="none" fo:border-bottom="0.05pt solid #000000"/>
    </style:style>
    <style:style style:name="InstructionSet.D5" style:family="table-cell">
      <style:table-cell-properties fo:padding="0.097cm" fo:border-left="0.05pt solid #000000" fo:border-right="none" fo:border-top="none" fo:border-bottom="0.05pt solid #000000"/>
    </style:style>
    <style:style style:name="InstructionSet.E5" style:family="table-cell">
      <style:table-cell-properties fo:padding="0.097cm" fo:border-left="0.05pt solid #000000" fo:border-right="none" fo:border-top="none" fo:border-bottom="0.05pt solid #000000"/>
    </style:style>
    <style:style style:name="InstructionSet.F5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6" style:family="table-cell">
      <style:table-cell-properties fo:padding="0.097cm" fo:border-left="0.05pt solid #000000" fo:border-right="none" fo:border-top="none" fo:border-bottom="0.05pt solid #000000"/>
    </style:style>
    <style:style style:name="InstructionSet.C6" style:family="table-cell">
      <style:table-cell-properties fo:padding="0.097cm" fo:border-left="0.05pt solid #000000" fo:border-right="none" fo:border-top="none" fo:border-bottom="0.05pt solid #000000"/>
    </style:style>
    <style:style style:name="InstructionSet.D6" style:family="table-cell">
      <style:table-cell-properties fo:padding="0.097cm" fo:border-left="0.05pt solid #000000" fo:border-right="none" fo:border-top="none" fo:border-bottom="0.05pt solid #000000"/>
    </style:style>
    <style:style style:name="InstructionSet.E6" style:family="table-cell">
      <style:table-cell-properties fo:padding="0.097cm" fo:border-left="0.05pt solid #000000" fo:border-right="none" fo:border-top="none" fo:border-bottom="0.05pt solid #000000"/>
    </style:style>
    <style:style style:name="InstructionSet.F6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7" style:family="table-cell">
      <style:table-cell-properties fo:padding="0.097cm" fo:border-left="0.05pt solid #000000" fo:border-right="none" fo:border-top="none" fo:border-bottom="0.05pt solid #000000"/>
    </style:style>
    <style:style style:name="InstructionSet.C7" style:family="table-cell">
      <style:table-cell-properties fo:padding="0.097cm" fo:border-left="0.05pt solid #000000" fo:border-right="none" fo:border-top="none" fo:border-bottom="0.05pt solid #000000"/>
    </style:style>
    <style:style style:name="InstructionSet.D7" style:family="table-cell">
      <style:table-cell-properties fo:padding="0.097cm" fo:border-left="0.05pt solid #000000" fo:border-right="none" fo:border-top="none" fo:border-bottom="0.05pt solid #000000"/>
    </style:style>
    <style:style style:name="InstructionSet.E7" style:family="table-cell">
      <style:table-cell-properties fo:padding="0.097cm" fo:border-left="0.05pt solid #000000" fo:border-right="none" fo:border-top="none" fo:border-bottom="0.05pt solid #000000"/>
    </style:style>
    <style:style style:name="InstructionSet.F7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8" style:family="table-cell">
      <style:table-cell-properties fo:padding="0.097cm" fo:border-left="0.05pt solid #000000" fo:border-right="none" fo:border-top="none" fo:border-bottom="0.05pt solid #000000"/>
    </style:style>
    <style:style style:name="InstructionSet.C8" style:family="table-cell">
      <style:table-cell-properties fo:padding="0.097cm" fo:border-left="0.05pt solid #000000" fo:border-right="none" fo:border-top="none" fo:border-bottom="0.05pt solid #000000"/>
    </style:style>
    <style:style style:name="InstructionSet.D8" style:family="table-cell">
      <style:table-cell-properties fo:padding="0.097cm" fo:border-left="0.05pt solid #000000" fo:border-right="none" fo:border-top="none" fo:border-bottom="0.05pt solid #000000"/>
    </style:style>
    <style:style style:name="InstructionSet.E8" style:family="table-cell">
      <style:table-cell-properties fo:padding="0.097cm" fo:border-left="0.05pt solid #000000" fo:border-right="none" fo:border-top="none" fo:border-bottom="0.05pt solid #000000"/>
    </style:style>
    <style:style style:name="InstructionSet.F8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9" style:family="table-cell">
      <style:table-cell-properties fo:padding="0.097cm" fo:border-left="0.05pt solid #000000" fo:border-right="none" fo:border-top="none" fo:border-bottom="0.05pt solid #000000"/>
    </style:style>
    <style:style style:name="InstructionSet.C9" style:family="table-cell">
      <style:table-cell-properties fo:padding="0.097cm" fo:border-left="0.05pt solid #000000" fo:border-right="none" fo:border-top="none" fo:border-bottom="0.05pt solid #000000"/>
    </style:style>
    <style:style style:name="InstructionSet.D9" style:family="table-cell">
      <style:table-cell-properties fo:padding="0.097cm" fo:border-left="0.05pt solid #000000" fo:border-right="none" fo:border-top="none" fo:border-bottom="0.05pt solid #000000"/>
    </style:style>
    <style:style style:name="InstructionSet.E9" style:family="table-cell">
      <style:table-cell-properties fo:padding="0.097cm" fo:border-left="0.05pt solid #000000" fo:border-right="none" fo:border-top="none" fo:border-bottom="0.05pt solid #000000"/>
    </style:style>
    <style:style style:name="InstructionSet.F9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10" style:family="table-cell">
      <style:table-cell-properties fo:padding="0.097cm" fo:border-left="0.05pt solid #000000" fo:border-right="none" fo:border-top="none" fo:border-bottom="0.05pt solid #000000"/>
    </style:style>
    <style:style style:name="InstructionSet.C10" style:family="table-cell">
      <style:table-cell-properties fo:padding="0.097cm" fo:border-left="0.05pt solid #000000" fo:border-right="none" fo:border-top="none" fo:border-bottom="0.05pt solid #000000"/>
    </style:style>
    <style:style style:name="InstructionSet.D10" style:family="table-cell">
      <style:table-cell-properties fo:padding="0.097cm" fo:border-left="0.05pt solid #000000" fo:border-right="none" fo:border-top="none" fo:border-bottom="0.05pt solid #000000"/>
    </style:style>
    <style:style style:name="InstructionSet.E10" style:family="table-cell">
      <style:table-cell-properties fo:padding="0.097cm" fo:border-left="0.05pt solid #000000" fo:border-right="none" fo:border-top="none" fo:border-bottom="0.05pt solid #000000"/>
    </style:style>
    <style:style style:name="InstructionSet.F10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11" style:family="table-cell">
      <style:table-cell-properties fo:padding="0.097cm" fo:border-left="0.05pt solid #000000" fo:border-right="none" fo:border-top="none" fo:border-bottom="0.05pt solid #000000"/>
    </style:style>
    <style:style style:name="InstructionSet.C11" style:family="table-cell">
      <style:table-cell-properties fo:padding="0.097cm" fo:border-left="0.05pt solid #000000" fo:border-right="none" fo:border-top="none" fo:border-bottom="0.05pt solid #000000"/>
    </style:style>
    <style:style style:name="InstructionSet.D11" style:family="table-cell">
      <style:table-cell-properties fo:padding="0.097cm" fo:border-left="0.05pt solid #000000" fo:border-right="none" fo:border-top="none" fo:border-bottom="0.05pt solid #000000"/>
    </style:style>
    <style:style style:name="InstructionSet.E11" style:family="table-cell">
      <style:table-cell-properties fo:padding="0.097cm" fo:border-left="0.05pt solid #000000" fo:border-right="none" fo:border-top="none" fo:border-bottom="0.05pt solid #000000"/>
    </style:style>
    <style:style style:name="InstructionSet.F11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12" style:family="table-cell">
      <style:table-cell-properties fo:padding="0.097cm" fo:border-left="0.05pt solid #000000" fo:border-right="none" fo:border-top="none" fo:border-bottom="0.05pt solid #000000"/>
    </style:style>
    <style:style style:name="InstructionSet.C12" style:family="table-cell">
      <style:table-cell-properties fo:padding="0.097cm" fo:border-left="0.05pt solid #000000" fo:border-right="none" fo:border-top="none" fo:border-bottom="0.05pt solid #000000"/>
    </style:style>
    <style:style style:name="InstructionSet.D12" style:family="table-cell">
      <style:table-cell-properties fo:padding="0.097cm" fo:border-left="0.05pt solid #000000" fo:border-right="none" fo:border-top="none" fo:border-bottom="0.05pt solid #000000"/>
    </style:style>
    <style:style style:name="InstructionSet.E12" style:family="table-cell">
      <style:table-cell-properties fo:padding="0.097cm" fo:border-left="0.05pt solid #000000" fo:border-right="none" fo:border-top="none" fo:border-bottom="0.05pt solid #000000"/>
    </style:style>
    <style:style style:name="InstructionSet.F12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13" style:family="table-cell">
      <style:table-cell-properties fo:padding="0.097cm" fo:border-left="0.05pt solid #000000" fo:border-right="none" fo:border-top="none" fo:border-bottom="0.05pt solid #000000"/>
    </style:style>
    <style:style style:name="InstructionSet.C13" style:family="table-cell">
      <style:table-cell-properties fo:padding="0.097cm" fo:border-left="0.05pt solid #000000" fo:border-right="none" fo:border-top="none" fo:border-bottom="0.05pt solid #000000"/>
    </style:style>
    <style:style style:name="InstructionSet.D13" style:family="table-cell">
      <style:table-cell-properties fo:padding="0.097cm" fo:border-left="0.05pt solid #000000" fo:border-right="none" fo:border-top="none" fo:border-bottom="0.05pt solid #000000"/>
    </style:style>
    <style:style style:name="InstructionSet.E13" style:family="table-cell">
      <style:table-cell-properties fo:padding="0.097cm" fo:border-left="0.05pt solid #000000" fo:border-right="none" fo:border-top="none" fo:border-bottom="0.05pt solid #000000"/>
    </style:style>
    <style:style style:name="InstructionSet.F13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14" style:family="table-cell">
      <style:table-cell-properties fo:padding="0.097cm" fo:border-left="0.05pt solid #000000" fo:border-right="none" fo:border-top="none" fo:border-bottom="0.05pt solid #000000"/>
    </style:style>
    <style:style style:name="InstructionSet.C14" style:family="table-cell">
      <style:table-cell-properties fo:padding="0.097cm" fo:border-left="0.05pt solid #000000" fo:border-right="none" fo:border-top="none" fo:border-bottom="0.05pt solid #000000"/>
    </style:style>
    <style:style style:name="InstructionSet.D14" style:family="table-cell">
      <style:table-cell-properties fo:padding="0.097cm" fo:border-left="0.05pt solid #000000" fo:border-right="none" fo:border-top="none" fo:border-bottom="0.05pt solid #000000"/>
    </style:style>
    <style:style style:name="InstructionSet.E14" style:family="table-cell">
      <style:table-cell-properties fo:padding="0.097cm" fo:border-left="0.05pt solid #000000" fo:border-right="none" fo:border-top="none" fo:border-bottom="0.05pt solid #000000"/>
    </style:style>
    <style:style style:name="InstructionSet.F14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15" style:family="table-cell">
      <style:table-cell-properties fo:padding="0.097cm" fo:border-left="0.05pt solid #000000" fo:border-right="none" fo:border-top="none" fo:border-bottom="0.05pt solid #000000"/>
    </style:style>
    <style:style style:name="InstructionSet.C15" style:family="table-cell">
      <style:table-cell-properties fo:padding="0.097cm" fo:border-left="0.05pt solid #000000" fo:border-right="none" fo:border-top="none" fo:border-bottom="0.05pt solid #000000"/>
    </style:style>
    <style:style style:name="InstructionSet.D15" style:family="table-cell">
      <style:table-cell-properties fo:padding="0.097cm" fo:border-left="0.05pt solid #000000" fo:border-right="none" fo:border-top="none" fo:border-bottom="0.05pt solid #000000"/>
    </style:style>
    <style:style style:name="InstructionSet.E15" style:family="table-cell">
      <style:table-cell-properties fo:padding="0.097cm" fo:border-left="0.05pt solid #000000" fo:border-right="none" fo:border-top="none" fo:border-bottom="0.05pt solid #000000"/>
    </style:style>
    <style:style style:name="InstructionSet.F15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16" style:family="table-cell">
      <style:table-cell-properties fo:padding="0.097cm" fo:border-left="0.05pt solid #000000" fo:border-right="none" fo:border-top="none" fo:border-bottom="0.05pt solid #000000"/>
    </style:style>
    <style:style style:name="InstructionSet.C16" style:family="table-cell">
      <style:table-cell-properties fo:padding="0.097cm" fo:border-left="0.05pt solid #000000" fo:border-right="none" fo:border-top="none" fo:border-bottom="0.05pt solid #000000"/>
    </style:style>
    <style:style style:name="InstructionSet.D16" style:family="table-cell">
      <style:table-cell-properties fo:padding="0.097cm" fo:border-left="0.05pt solid #000000" fo:border-right="none" fo:border-top="none" fo:border-bottom="0.05pt solid #000000"/>
    </style:style>
    <style:style style:name="InstructionSet.E16" style:family="table-cell">
      <style:table-cell-properties fo:padding="0.097cm" fo:border-left="0.05pt solid #000000" fo:border-right="none" fo:border-top="none" fo:border-bottom="0.05pt solid #000000"/>
    </style:style>
    <style:style style:name="InstructionSet.F16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A17" style:family="table-cell">
      <style:table-cell-properties fo:background-color="#99ffcc" fo:padding="0.097cm" fo:border-left="0.05pt solid #000000" fo:border-right="none" fo:border-top="none" fo:border-bottom="0.05pt solid #000000">
        <style:background-image/>
      </style:table-cell-properties>
    </style:style>
    <style:style style:name="InstructionSet.B17" style:family="table-cell">
      <style:table-cell-properties fo:padding="0.097cm" fo:border-left="0.05pt solid #000000" fo:border-right="none" fo:border-top="none" fo:border-bottom="0.05pt solid #000000"/>
    </style:style>
    <style:style style:name="InstructionSet.C17" style:family="table-cell">
      <style:table-cell-properties fo:padding="0.097cm" fo:border-left="0.05pt solid #000000" fo:border-right="none" fo:border-top="none" fo:border-bottom="0.05pt solid #000000"/>
    </style:style>
    <style:style style:name="InstructionSet.D17" style:family="table-cell">
      <style:table-cell-properties fo:padding="0.097cm" fo:border-left="0.05pt solid #000000" fo:border-right="none" fo:border-top="none" fo:border-bottom="0.05pt solid #000000"/>
    </style:style>
    <style:style style:name="InstructionSet.E17" style:family="table-cell">
      <style:table-cell-properties fo:padding="0.097cm" fo:border-left="0.05pt solid #000000" fo:border-right="none" fo:border-top="none" fo:border-bottom="0.05pt solid #000000"/>
    </style:style>
    <style:style style:name="InstructionSet.F17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18" style:family="table-cell">
      <style:table-cell-properties fo:padding="0.097cm" fo:border-left="0.05pt solid #000000" fo:border-right="none" fo:border-top="none" fo:border-bottom="0.05pt solid #000000"/>
    </style:style>
    <style:style style:name="InstructionSet.C18" style:family="table-cell">
      <style:table-cell-properties fo:padding="0.097cm" fo:border-left="0.05pt solid #000000" fo:border-right="none" fo:border-top="none" fo:border-bottom="0.05pt solid #000000"/>
    </style:style>
    <style:style style:name="InstructionSet.D18" style:family="table-cell">
      <style:table-cell-properties fo:padding="0.097cm" fo:border-left="0.05pt solid #000000" fo:border-right="none" fo:border-top="none" fo:border-bottom="0.05pt solid #000000"/>
    </style:style>
    <style:style style:name="InstructionSet.E18" style:family="table-cell">
      <style:table-cell-properties fo:padding="0.097cm" fo:border-left="0.05pt solid #000000" fo:border-right="none" fo:border-top="none" fo:border-bottom="0.05pt solid #000000"/>
    </style:style>
    <style:style style:name="InstructionSet.F18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19" style:family="table-cell">
      <style:table-cell-properties fo:padding="0.097cm" fo:border-left="0.05pt solid #000000" fo:border-right="none" fo:border-top="none" fo:border-bottom="0.05pt solid #000000"/>
    </style:style>
    <style:style style:name="InstructionSet.C19" style:family="table-cell">
      <style:table-cell-properties fo:padding="0.097cm" fo:border-left="0.05pt solid #000000" fo:border-right="none" fo:border-top="none" fo:border-bottom="0.05pt solid #000000"/>
    </style:style>
    <style:style style:name="InstructionSet.D19" style:family="table-cell">
      <style:table-cell-properties fo:padding="0.097cm" fo:border-left="0.05pt solid #000000" fo:border-right="none" fo:border-top="none" fo:border-bottom="0.05pt solid #000000"/>
    </style:style>
    <style:style style:name="InstructionSet.E19" style:family="table-cell">
      <style:table-cell-properties fo:padding="0.097cm" fo:border-left="0.05pt solid #000000" fo:border-right="none" fo:border-top="none" fo:border-bottom="0.05pt solid #000000"/>
    </style:style>
    <style:style style:name="InstructionSet.F19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20" style:family="table-cell">
      <style:table-cell-properties fo:padding="0.097cm" fo:border-left="0.05pt solid #000000" fo:border-right="none" fo:border-top="none" fo:border-bottom="0.05pt solid #000000"/>
    </style:style>
    <style:style style:name="InstructionSet.C20" style:family="table-cell">
      <style:table-cell-properties fo:padding="0.097cm" fo:border-left="0.05pt solid #000000" fo:border-right="none" fo:border-top="none" fo:border-bottom="0.05pt solid #000000"/>
    </style:style>
    <style:style style:name="InstructionSet.D20" style:family="table-cell">
      <style:table-cell-properties fo:padding="0.097cm" fo:border-left="0.05pt solid #000000" fo:border-right="none" fo:border-top="none" fo:border-bottom="0.05pt solid #000000"/>
    </style:style>
    <style:style style:name="InstructionSet.E20" style:family="table-cell">
      <style:table-cell-properties fo:padding="0.097cm" fo:border-left="0.05pt solid #000000" fo:border-right="none" fo:border-top="none" fo:border-bottom="0.05pt solid #000000"/>
    </style:style>
    <style:style style:name="InstructionSet.F20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21" style:family="table-cell">
      <style:table-cell-properties fo:padding="0.097cm" fo:border-left="0.05pt solid #000000" fo:border-right="none" fo:border-top="none" fo:border-bottom="0.05pt solid #000000"/>
    </style:style>
    <style:style style:name="InstructionSet.C21" style:family="table-cell">
      <style:table-cell-properties fo:padding="0.097cm" fo:border-left="0.05pt solid #000000" fo:border-right="none" fo:border-top="none" fo:border-bottom="0.05pt solid #000000"/>
    </style:style>
    <style:style style:name="InstructionSet.D21" style:family="table-cell">
      <style:table-cell-properties fo:padding="0.097cm" fo:border-left="0.05pt solid #000000" fo:border-right="none" fo:border-top="none" fo:border-bottom="0.05pt solid #000000"/>
    </style:style>
    <style:style style:name="InstructionSet.E21" style:family="table-cell">
      <style:table-cell-properties fo:padding="0.097cm" fo:border-left="0.05pt solid #000000" fo:border-right="none" fo:border-top="none" fo:border-bottom="0.05pt solid #000000"/>
    </style:style>
    <style:style style:name="InstructionSet.F21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22" style:family="table-cell">
      <style:table-cell-properties fo:padding="0.097cm" fo:border-left="0.05pt solid #000000" fo:border-right="none" fo:border-top="none" fo:border-bottom="0.05pt solid #000000"/>
    </style:style>
    <style:style style:name="InstructionSet.C22" style:family="table-cell">
      <style:table-cell-properties fo:padding="0.097cm" fo:border-left="0.05pt solid #000000" fo:border-right="none" fo:border-top="none" fo:border-bottom="0.05pt solid #000000"/>
    </style:style>
    <style:style style:name="InstructionSet.D22" style:family="table-cell">
      <style:table-cell-properties fo:padding="0.097cm" fo:border-left="0.05pt solid #000000" fo:border-right="none" fo:border-top="none" fo:border-bottom="0.05pt solid #000000"/>
    </style:style>
    <style:style style:name="InstructionSet.E22" style:family="table-cell">
      <style:table-cell-properties fo:padding="0.097cm" fo:border-left="0.05pt solid #000000" fo:border-right="none" fo:border-top="none" fo:border-bottom="0.05pt solid #000000"/>
    </style:style>
    <style:style style:name="InstructionSet.F22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23" style:family="table-cell">
      <style:table-cell-properties fo:padding="0.097cm" fo:border-left="0.05pt solid #000000" fo:border-right="none" fo:border-top="none" fo:border-bottom="0.05pt solid #000000"/>
    </style:style>
    <style:style style:name="InstructionSet.C23" style:family="table-cell">
      <style:table-cell-properties fo:padding="0.097cm" fo:border-left="0.05pt solid #000000" fo:border-right="none" fo:border-top="none" fo:border-bottom="0.05pt solid #000000"/>
    </style:style>
    <style:style style:name="InstructionSet.D23" style:family="table-cell">
      <style:table-cell-properties fo:padding="0.097cm" fo:border-left="0.05pt solid #000000" fo:border-right="none" fo:border-top="none" fo:border-bottom="0.05pt solid #000000"/>
    </style:style>
    <style:style style:name="InstructionSet.E23" style:family="table-cell">
      <style:table-cell-properties fo:padding="0.097cm" fo:border-left="0.05pt solid #000000" fo:border-right="none" fo:border-top="none" fo:border-bottom="0.05pt solid #000000"/>
    </style:style>
    <style:style style:name="InstructionSet.F23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24" style:family="table-cell">
      <style:table-cell-properties fo:padding="0.097cm" fo:border-left="0.05pt solid #000000" fo:border-right="none" fo:border-top="none" fo:border-bottom="0.05pt solid #000000"/>
    </style:style>
    <style:style style:name="InstructionSet.C24" style:family="table-cell">
      <style:table-cell-properties fo:padding="0.097cm" fo:border-left="0.05pt solid #000000" fo:border-right="none" fo:border-top="none" fo:border-bottom="0.05pt solid #000000"/>
    </style:style>
    <style:style style:name="InstructionSet.D24" style:family="table-cell">
      <style:table-cell-properties fo:padding="0.097cm" fo:border-left="0.05pt solid #000000" fo:border-right="none" fo:border-top="none" fo:border-bottom="0.05pt solid #000000"/>
    </style:style>
    <style:style style:name="InstructionSet.E24" style:family="table-cell">
      <style:table-cell-properties fo:padding="0.097cm" fo:border-left="0.05pt solid #000000" fo:border-right="none" fo:border-top="none" fo:border-bottom="0.05pt solid #000000"/>
    </style:style>
    <style:style style:name="InstructionSet.F24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25" style:family="table-cell">
      <style:table-cell-properties fo:padding="0.097cm" fo:border-left="0.05pt solid #000000" fo:border-right="none" fo:border-top="none" fo:border-bottom="0.05pt solid #000000"/>
    </style:style>
    <style:style style:name="InstructionSet.C25" style:family="table-cell">
      <style:table-cell-properties fo:padding="0.097cm" fo:border-left="0.05pt solid #000000" fo:border-right="none" fo:border-top="none" fo:border-bottom="0.05pt solid #000000"/>
    </style:style>
    <style:style style:name="InstructionSet.D25" style:family="table-cell">
      <style:table-cell-properties fo:padding="0.097cm" fo:border-left="0.05pt solid #000000" fo:border-right="none" fo:border-top="none" fo:border-bottom="0.05pt solid #000000"/>
    </style:style>
    <style:style style:name="InstructionSet.E25" style:family="table-cell">
      <style:table-cell-properties fo:padding="0.097cm" fo:border-left="0.05pt solid #000000" fo:border-right="none" fo:border-top="none" fo:border-bottom="0.05pt solid #000000"/>
    </style:style>
    <style:style style:name="InstructionSet.F25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26" style:family="table-cell">
      <style:table-cell-properties fo:padding="0.097cm" fo:border-left="0.05pt solid #000000" fo:border-right="none" fo:border-top="none" fo:border-bottom="0.05pt solid #000000"/>
    </style:style>
    <style:style style:name="InstructionSet.C26" style:family="table-cell">
      <style:table-cell-properties fo:padding="0.097cm" fo:border-left="0.05pt solid #000000" fo:border-right="none" fo:border-top="none" fo:border-bottom="0.05pt solid #000000"/>
    </style:style>
    <style:style style:name="InstructionSet.D26" style:family="table-cell">
      <style:table-cell-properties fo:padding="0.097cm" fo:border-left="0.05pt solid #000000" fo:border-right="none" fo:border-top="none" fo:border-bottom="0.05pt solid #000000"/>
    </style:style>
    <style:style style:name="InstructionSet.E26" style:family="table-cell">
      <style:table-cell-properties fo:padding="0.097cm" fo:border-left="0.05pt solid #000000" fo:border-right="none" fo:border-top="none" fo:border-bottom="0.05pt solid #000000"/>
    </style:style>
    <style:style style:name="InstructionSet.F26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27" style:family="table-cell">
      <style:table-cell-properties fo:padding="0.097cm" fo:border-left="0.05pt solid #000000" fo:border-right="none" fo:border-top="none" fo:border-bottom="0.05pt solid #000000"/>
    </style:style>
    <style:style style:name="InstructionSet.C27" style:family="table-cell">
      <style:table-cell-properties fo:padding="0.097cm" fo:border-left="0.05pt solid #000000" fo:border-right="none" fo:border-top="none" fo:border-bottom="0.05pt solid #000000"/>
    </style:style>
    <style:style style:name="InstructionSet.D27" style:family="table-cell">
      <style:table-cell-properties fo:padding="0.097cm" fo:border-left="0.05pt solid #000000" fo:border-right="none" fo:border-top="none" fo:border-bottom="0.05pt solid #000000"/>
    </style:style>
    <style:style style:name="InstructionSet.E27" style:family="table-cell">
      <style:table-cell-properties fo:padding="0.097cm" fo:border-left="0.05pt solid #000000" fo:border-right="none" fo:border-top="none" fo:border-bottom="0.05pt solid #000000"/>
    </style:style>
    <style:style style:name="InstructionSet.F27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28" style:family="table-cell">
      <style:table-cell-properties fo:padding="0.097cm" fo:border-left="0.05pt solid #000000" fo:border-right="none" fo:border-top="none" fo:border-bottom="0.05pt solid #000000"/>
    </style:style>
    <style:style style:name="InstructionSet.C28" style:family="table-cell">
      <style:table-cell-properties fo:padding="0.097cm" fo:border-left="0.05pt solid #000000" fo:border-right="none" fo:border-top="none" fo:border-bottom="0.05pt solid #000000"/>
    </style:style>
    <style:style style:name="InstructionSet.D28" style:family="table-cell">
      <style:table-cell-properties fo:padding="0.097cm" fo:border-left="0.05pt solid #000000" fo:border-right="none" fo:border-top="none" fo:border-bottom="0.05pt solid #000000"/>
    </style:style>
    <style:style style:name="InstructionSet.E28" style:family="table-cell">
      <style:table-cell-properties fo:padding="0.097cm" fo:border-left="0.05pt solid #000000" fo:border-right="none" fo:border-top="none" fo:border-bottom="0.05pt solid #000000"/>
    </style:style>
    <style:style style:name="InstructionSet.F28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A29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InstructionSet.B29" style:family="table-cell">
      <style:table-cell-properties fo:padding="0.097cm" fo:border-left="0.05pt solid #000000" fo:border-right="none" fo:border-top="none" fo:border-bottom="0.05pt solid #000000"/>
    </style:style>
    <style:style style:name="InstructionSet.C29" style:family="table-cell">
      <style:table-cell-properties fo:padding="0.097cm" fo:border-left="0.05pt solid #000000" fo:border-right="none" fo:border-top="none" fo:border-bottom="0.05pt solid #000000"/>
    </style:style>
    <style:style style:name="InstructionSet.D29" style:family="table-cell">
      <style:table-cell-properties fo:padding="0.097cm" fo:border-left="0.05pt solid #000000" fo:border-right="none" fo:border-top="none" fo:border-bottom="0.05pt solid #000000"/>
    </style:style>
    <style:style style:name="InstructionSet.E29" style:family="table-cell">
      <style:table-cell-properties fo:padding="0.097cm" fo:border-left="0.05pt solid #000000" fo:border-right="none" fo:border-top="none" fo:border-bottom="0.05pt solid #000000"/>
    </style:style>
    <style:style style:name="InstructionSet.F29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30" style:family="table-cell">
      <style:table-cell-properties fo:padding="0.097cm" fo:border-left="0.05pt solid #000000" fo:border-right="none" fo:border-top="none" fo:border-bottom="0.05pt solid #000000"/>
    </style:style>
    <style:style style:name="InstructionSet.C30" style:family="table-cell">
      <style:table-cell-properties fo:padding="0.097cm" fo:border-left="0.05pt solid #000000" fo:border-right="none" fo:border-top="none" fo:border-bottom="0.05pt solid #000000"/>
    </style:style>
    <style:style style:name="InstructionSet.D30" style:family="table-cell">
      <style:table-cell-properties fo:padding="0.097cm" fo:border-left="0.05pt solid #000000" fo:border-right="none" fo:border-top="none" fo:border-bottom="0.05pt solid #000000"/>
    </style:style>
    <style:style style:name="InstructionSet.E30" style:family="table-cell">
      <style:table-cell-properties fo:padding="0.097cm" fo:border-left="0.05pt solid #000000" fo:border-right="none" fo:border-top="none" fo:border-bottom="0.05pt solid #000000"/>
    </style:style>
    <style:style style:name="InstructionSet.F30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31" style:family="table-cell">
      <style:table-cell-properties fo:padding="0.097cm" fo:border-left="0.05pt solid #000000" fo:border-right="none" fo:border-top="none" fo:border-bottom="0.05pt solid #000000"/>
    </style:style>
    <style:style style:name="InstructionSet.C31" style:family="table-cell">
      <style:table-cell-properties fo:padding="0.097cm" fo:border-left="0.05pt solid #000000" fo:border-right="none" fo:border-top="none" fo:border-bottom="0.05pt solid #000000"/>
    </style:style>
    <style:style style:name="InstructionSet.D31" style:family="table-cell">
      <style:table-cell-properties fo:padding="0.097cm" fo:border-left="0.05pt solid #000000" fo:border-right="none" fo:border-top="none" fo:border-bottom="0.05pt solid #000000"/>
    </style:style>
    <style:style style:name="InstructionSet.E31" style:family="table-cell">
      <style:table-cell-properties fo:padding="0.097cm" fo:border-left="0.05pt solid #000000" fo:border-right="none" fo:border-top="none" fo:border-bottom="0.05pt solid #000000"/>
    </style:style>
    <style:style style:name="InstructionSet.F31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32" style:family="table-cell">
      <style:table-cell-properties fo:padding="0.097cm" fo:border-left="0.05pt solid #000000" fo:border-right="none" fo:border-top="none" fo:border-bottom="0.05pt solid #000000"/>
    </style:style>
    <style:style style:name="InstructionSet.C32" style:family="table-cell">
      <style:table-cell-properties fo:padding="0.097cm" fo:border-left="0.05pt solid #000000" fo:border-right="none" fo:border-top="none" fo:border-bottom="0.05pt solid #000000"/>
    </style:style>
    <style:style style:name="InstructionSet.D32" style:family="table-cell">
      <style:table-cell-properties fo:padding="0.097cm" fo:border-left="0.05pt solid #000000" fo:border-right="none" fo:border-top="none" fo:border-bottom="0.05pt solid #000000"/>
    </style:style>
    <style:style style:name="InstructionSet.E32" style:family="table-cell">
      <style:table-cell-properties fo:padding="0.097cm" fo:border-left="0.05pt solid #000000" fo:border-right="none" fo:border-top="none" fo:border-bottom="0.05pt solid #000000"/>
    </style:style>
    <style:style style:name="InstructionSet.F32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33" style:family="table-cell">
      <style:table-cell-properties fo:padding="0.097cm" fo:border-left="0.05pt solid #000000" fo:border-right="none" fo:border-top="none" fo:border-bottom="0.05pt solid #000000"/>
    </style:style>
    <style:style style:name="InstructionSet.C33" style:family="table-cell">
      <style:table-cell-properties fo:padding="0.097cm" fo:border-left="0.05pt solid #000000" fo:border-right="none" fo:border-top="none" fo:border-bottom="0.05pt solid #000000"/>
    </style:style>
    <style:style style:name="InstructionSet.D33" style:family="table-cell">
      <style:table-cell-properties fo:padding="0.097cm" fo:border-left="0.05pt solid #000000" fo:border-right="none" fo:border-top="none" fo:border-bottom="0.05pt solid #000000"/>
    </style:style>
    <style:style style:name="InstructionSet.E33" style:family="table-cell">
      <style:table-cell-properties fo:padding="0.097cm" fo:border-left="0.05pt solid #000000" fo:border-right="none" fo:border-top="none" fo:border-bottom="0.05pt solid #000000"/>
    </style:style>
    <style:style style:name="InstructionSet.F33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34" style:family="table-cell">
      <style:table-cell-properties fo:padding="0.097cm" fo:border-left="0.05pt solid #000000" fo:border-right="none" fo:border-top="none" fo:border-bottom="0.05pt solid #000000"/>
    </style:style>
    <style:style style:name="InstructionSet.C34" style:family="table-cell">
      <style:table-cell-properties fo:padding="0.097cm" fo:border-left="0.05pt solid #000000" fo:border-right="none" fo:border-top="none" fo:border-bottom="0.05pt solid #000000"/>
    </style:style>
    <style:style style:name="InstructionSet.D34" style:family="table-cell">
      <style:table-cell-properties fo:padding="0.097cm" fo:border-left="0.05pt solid #000000" fo:border-right="none" fo:border-top="none" fo:border-bottom="0.05pt solid #000000"/>
    </style:style>
    <style:style style:name="InstructionSet.E34" style:family="table-cell">
      <style:table-cell-properties fo:padding="0.097cm" fo:border-left="0.05pt solid #000000" fo:border-right="none" fo:border-top="none" fo:border-bottom="0.05pt solid #000000"/>
    </style:style>
    <style:style style:name="InstructionSet.F34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A35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InstructionSet.B35" style:family="table-cell">
      <style:table-cell-properties fo:padding="0.097cm" fo:border-left="0.05pt solid #000000" fo:border-right="none" fo:border-top="none" fo:border-bottom="0.05pt solid #000000"/>
    </style:style>
    <style:style style:name="InstructionSet.C35" style:family="table-cell">
      <style:table-cell-properties fo:padding="0.097cm" fo:border-left="0.05pt solid #000000" fo:border-right="none" fo:border-top="none" fo:border-bottom="0.05pt solid #000000"/>
    </style:style>
    <style:style style:name="InstructionSet.D35" style:family="table-cell">
      <style:table-cell-properties fo:padding="0.097cm" fo:border-left="0.05pt solid #000000" fo:border-right="none" fo:border-top="none" fo:border-bottom="0.05pt solid #000000"/>
    </style:style>
    <style:style style:name="InstructionSet.E35" style:family="table-cell">
      <style:table-cell-properties fo:padding="0.097cm" fo:border-left="0.05pt solid #000000" fo:border-right="none" fo:border-top="none" fo:border-bottom="0.05pt solid #000000"/>
    </style:style>
    <style:style style:name="InstructionSet.F35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36" style:family="table-cell">
      <style:table-cell-properties fo:padding="0.097cm" fo:border-left="0.05pt solid #000000" fo:border-right="none" fo:border-top="none" fo:border-bottom="0.05pt solid #000000"/>
    </style:style>
    <style:style style:name="InstructionSet.C36" style:family="table-cell">
      <style:table-cell-properties fo:padding="0.097cm" fo:border-left="0.05pt solid #000000" fo:border-right="none" fo:border-top="none" fo:border-bottom="0.05pt solid #000000"/>
    </style:style>
    <style:style style:name="InstructionSet.D36" style:family="table-cell">
      <style:table-cell-properties fo:padding="0.097cm" fo:border-left="0.05pt solid #000000" fo:border-right="none" fo:border-top="none" fo:border-bottom="0.05pt solid #000000"/>
    </style:style>
    <style:style style:name="InstructionSet.E36" style:family="table-cell">
      <style:table-cell-properties fo:padding="0.097cm" fo:border-left="0.05pt solid #000000" fo:border-right="none" fo:border-top="none" fo:border-bottom="0.05pt solid #000000"/>
    </style:style>
    <style:style style:name="InstructionSet.F36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37" style:family="table-cell">
      <style:table-cell-properties fo:padding="0.097cm" fo:border-left="0.05pt solid #000000" fo:border-right="none" fo:border-top="none" fo:border-bottom="0.05pt solid #000000"/>
    </style:style>
    <style:style style:name="InstructionSet.C37" style:family="table-cell">
      <style:table-cell-properties fo:padding="0.097cm" fo:border-left="0.05pt solid #000000" fo:border-right="none" fo:border-top="none" fo:border-bottom="0.05pt solid #000000"/>
    </style:style>
    <style:style style:name="InstructionSet.D37" style:family="table-cell">
      <style:table-cell-properties fo:padding="0.097cm" fo:border-left="0.05pt solid #000000" fo:border-right="none" fo:border-top="none" fo:border-bottom="0.05pt solid #000000"/>
    </style:style>
    <style:style style:name="InstructionSet.E37" style:family="table-cell">
      <style:table-cell-properties fo:padding="0.097cm" fo:border-left="0.05pt solid #000000" fo:border-right="none" fo:border-top="none" fo:border-bottom="0.05pt solid #000000"/>
    </style:style>
    <style:style style:name="InstructionSet.F37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38" style:family="table-cell">
      <style:table-cell-properties fo:padding="0.097cm" fo:border-left="0.05pt solid #000000" fo:border-right="none" fo:border-top="none" fo:border-bottom="0.05pt solid #000000"/>
    </style:style>
    <style:style style:name="InstructionSet.C38" style:family="table-cell">
      <style:table-cell-properties fo:padding="0.097cm" fo:border-left="0.05pt solid #000000" fo:border-right="none" fo:border-top="none" fo:border-bottom="0.05pt solid #000000"/>
    </style:style>
    <style:style style:name="InstructionSet.D38" style:family="table-cell">
      <style:table-cell-properties fo:padding="0.097cm" fo:border-left="0.05pt solid #000000" fo:border-right="none" fo:border-top="none" fo:border-bottom="0.05pt solid #000000"/>
    </style:style>
    <style:style style:name="InstructionSet.E38" style:family="table-cell">
      <style:table-cell-properties fo:padding="0.097cm" fo:border-left="0.05pt solid #000000" fo:border-right="none" fo:border-top="none" fo:border-bottom="0.05pt solid #000000"/>
    </style:style>
    <style:style style:name="InstructionSet.F38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39" style:family="table-cell">
      <style:table-cell-properties fo:padding="0.097cm" fo:border-left="0.05pt solid #000000" fo:border-right="none" fo:border-top="none" fo:border-bottom="0.05pt solid #000000"/>
    </style:style>
    <style:style style:name="InstructionSet.C39" style:family="table-cell">
      <style:table-cell-properties fo:padding="0.097cm" fo:border-left="0.05pt solid #000000" fo:border-right="none" fo:border-top="none" fo:border-bottom="0.05pt solid #000000"/>
    </style:style>
    <style:style style:name="InstructionSet.D39" style:family="table-cell">
      <style:table-cell-properties fo:padding="0.097cm" fo:border-left="0.05pt solid #000000" fo:border-right="none" fo:border-top="none" fo:border-bottom="0.05pt solid #000000"/>
    </style:style>
    <style:style style:name="InstructionSet.E39" style:family="table-cell">
      <style:table-cell-properties fo:padding="0.097cm" fo:border-left="0.05pt solid #000000" fo:border-right="none" fo:border-top="none" fo:border-bottom="0.05pt solid #000000"/>
    </style:style>
    <style:style style:name="InstructionSet.F39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A40" style:family="table-cell">
      <style:table-cell-properties fo:background-color="#ff99cc" fo:padding="0.097cm" fo:border-left="0.05pt solid #000000" fo:border-right="none" fo:border-top="none" fo:border-bottom="0.05pt solid #000000">
        <style:background-image/>
      </style:table-cell-properties>
    </style:style>
    <style:style style:name="InstructionSet.B40" style:family="table-cell">
      <style:table-cell-properties fo:padding="0.097cm" fo:border-left="0.05pt solid #000000" fo:border-right="none" fo:border-top="none" fo:border-bottom="0.05pt solid #000000"/>
    </style:style>
    <style:style style:name="InstructionSet.C40" style:family="table-cell">
      <style:table-cell-properties fo:padding="0.097cm" fo:border-left="0.05pt solid #000000" fo:border-right="none" fo:border-top="none" fo:border-bottom="0.05pt solid #000000"/>
    </style:style>
    <style:style style:name="InstructionSet.D40" style:family="table-cell">
      <style:table-cell-properties fo:padding="0.097cm" fo:border-left="0.05pt solid #000000" fo:border-right="none" fo:border-top="none" fo:border-bottom="0.05pt solid #000000"/>
    </style:style>
    <style:style style:name="InstructionSet.E40" style:family="table-cell">
      <style:table-cell-properties fo:padding="0.097cm" fo:border-left="0.05pt solid #000000" fo:border-right="none" fo:border-top="none" fo:border-bottom="0.05pt solid #000000"/>
    </style:style>
    <style:style style:name="InstructionSet.F40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41" style:family="table-cell">
      <style:table-cell-properties fo:padding="0.097cm" fo:border-left="0.05pt solid #000000" fo:border-right="none" fo:border-top="none" fo:border-bottom="0.05pt solid #000000"/>
    </style:style>
    <style:style style:name="InstructionSet.C41" style:family="table-cell">
      <style:table-cell-properties fo:padding="0.097cm" fo:border-left="0.05pt solid #000000" fo:border-right="none" fo:border-top="none" fo:border-bottom="0.05pt solid #000000"/>
    </style:style>
    <style:style style:name="InstructionSet.D41" style:family="table-cell">
      <style:table-cell-properties fo:padding="0.097cm" fo:border-left="0.05pt solid #000000" fo:border-right="none" fo:border-top="none" fo:border-bottom="0.05pt solid #000000"/>
    </style:style>
    <style:style style:name="InstructionSet.E41" style:family="table-cell">
      <style:table-cell-properties fo:padding="0.097cm" fo:border-left="0.05pt solid #000000" fo:border-right="none" fo:border-top="none" fo:border-bottom="0.05pt solid #000000"/>
    </style:style>
    <style:style style:name="InstructionSet.F41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42" style:family="table-cell">
      <style:table-cell-properties fo:padding="0.097cm" fo:border-left="0.05pt solid #000000" fo:border-right="none" fo:border-top="none" fo:border-bottom="0.05pt solid #000000"/>
    </style:style>
    <style:style style:name="InstructionSet.C42" style:family="table-cell">
      <style:table-cell-properties fo:padding="0.097cm" fo:border-left="0.05pt solid #000000" fo:border-right="none" fo:border-top="none" fo:border-bottom="0.05pt solid #000000"/>
    </style:style>
    <style:style style:name="InstructionSet.D42" style:family="table-cell">
      <style:table-cell-properties fo:padding="0.097cm" fo:border-left="0.05pt solid #000000" fo:border-right="none" fo:border-top="none" fo:border-bottom="0.05pt solid #000000"/>
    </style:style>
    <style:style style:name="InstructionSet.E42" style:family="table-cell">
      <style:table-cell-properties fo:padding="0.097cm" fo:border-left="0.05pt solid #000000" fo:border-right="none" fo:border-top="none" fo:border-bottom="0.05pt solid #000000"/>
    </style:style>
    <style:style style:name="InstructionSet.F42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43" style:family="table-cell">
      <style:table-cell-properties fo:padding="0.097cm" fo:border-left="0.05pt solid #000000" fo:border-right="none" fo:border-top="none" fo:border-bottom="0.05pt solid #000000"/>
    </style:style>
    <style:style style:name="InstructionSet.C43" style:family="table-cell">
      <style:table-cell-properties fo:padding="0.097cm" fo:border-left="0.05pt solid #000000" fo:border-right="none" fo:border-top="none" fo:border-bottom="0.05pt solid #000000"/>
    </style:style>
    <style:style style:name="InstructionSet.D43" style:family="table-cell">
      <style:table-cell-properties fo:padding="0.097cm" fo:border-left="0.05pt solid #000000" fo:border-right="none" fo:border-top="none" fo:border-bottom="0.05pt solid #000000"/>
    </style:style>
    <style:style style:name="InstructionSet.E43" style:family="table-cell">
      <style:table-cell-properties fo:padding="0.097cm" fo:border-left="0.05pt solid #000000" fo:border-right="none" fo:border-top="none" fo:border-bottom="0.05pt solid #000000"/>
    </style:style>
    <style:style style:name="InstructionSet.F43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44" style:family="table-cell">
      <style:table-cell-properties fo:padding="0.097cm" fo:border-left="0.05pt solid #000000" fo:border-right="none" fo:border-top="none" fo:border-bottom="0.05pt solid #000000"/>
    </style:style>
    <style:style style:name="InstructionSet.C44" style:family="table-cell">
      <style:table-cell-properties fo:padding="0.097cm" fo:border-left="0.05pt solid #000000" fo:border-right="none" fo:border-top="none" fo:border-bottom="0.05pt solid #000000"/>
    </style:style>
    <style:style style:name="InstructionSet.D44" style:family="table-cell">
      <style:table-cell-properties fo:padding="0.097cm" fo:border-left="0.05pt solid #000000" fo:border-right="none" fo:border-top="none" fo:border-bottom="0.05pt solid #000000"/>
    </style:style>
    <style:style style:name="InstructionSet.E44" style:family="table-cell">
      <style:table-cell-properties fo:padding="0.097cm" fo:border-left="0.05pt solid #000000" fo:border-right="none" fo:border-top="none" fo:border-bottom="0.05pt solid #000000"/>
    </style:style>
    <style:style style:name="InstructionSet.F44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A45" style:family="table-cell">
      <style:table-cell-properties fo:padding="0.097cm" fo:border-left="0.05pt solid #000000" fo:border-right="none" fo:border-top="none" fo:border-bottom="0.05pt solid #000000"/>
    </style:style>
    <style:style style:name="InstructionSet.B45" style:family="table-cell">
      <style:table-cell-properties fo:padding="0.097cm" fo:border-left="0.05pt solid #000000" fo:border-right="none" fo:border-top="none" fo:border-bottom="0.05pt solid #000000"/>
    </style:style>
    <style:style style:name="InstructionSet.C45" style:family="table-cell">
      <style:table-cell-properties fo:padding="0.097cm" fo:border-left="0.05pt solid #000000" fo:border-right="none" fo:border-top="none" fo:border-bottom="0.05pt solid #000000"/>
    </style:style>
    <style:style style:name="InstructionSet.D45" style:family="table-cell">
      <style:table-cell-properties fo:padding="0.097cm" fo:border-left="0.05pt solid #000000" fo:border-right="none" fo:border-top="none" fo:border-bottom="0.05pt solid #000000"/>
    </style:style>
    <style:style style:name="InstructionSet.E45" style:family="table-cell">
      <style:table-cell-properties fo:padding="0.097cm" fo:border-left="0.05pt solid #000000" fo:border-right="none" fo:border-top="none" fo:border-bottom="0.05pt solid #000000"/>
    </style:style>
    <style:style style:name="InstructionSet.F45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A46" style:family="table-cell">
      <style:table-cell-properties fo:padding="0.097cm" fo:border-left="0.05pt solid #000000" fo:border-right="none" fo:border-top="none" fo:border-bottom="0.05pt solid #000000"/>
    </style:style>
    <style:style style:name="InstructionSet.B46" style:family="table-cell">
      <style:table-cell-properties fo:padding="0.097cm" fo:border-left="0.05pt solid #000000" fo:border-right="none" fo:border-top="none" fo:border-bottom="0.05pt solid #000000"/>
    </style:style>
    <style:style style:name="InstructionSet.C46" style:family="table-cell">
      <style:table-cell-properties fo:padding="0.097cm" fo:border-left="0.05pt solid #000000" fo:border-right="none" fo:border-top="none" fo:border-bottom="0.05pt solid #000000"/>
    </style:style>
    <style:style style:name="InstructionSet.D46" style:family="table-cell">
      <style:table-cell-properties fo:padding="0.097cm" fo:border-left="0.05pt solid #000000" fo:border-right="none" fo:border-top="none" fo:border-bottom="0.05pt solid #000000"/>
    </style:style>
    <style:style style:name="InstructionSet.E46" style:family="table-cell">
      <style:table-cell-properties fo:padding="0.097cm" fo:border-left="0.05pt solid #000000" fo:border-right="none" fo:border-top="none" fo:border-bottom="0.05pt solid #000000"/>
    </style:style>
    <style:style style:name="InstructionSet.F46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A47" style:family="table-cell">
      <style:table-cell-properties fo:padding="0.097cm" fo:border-left="0.05pt solid #000000" fo:border-right="none" fo:border-top="none" fo:border-bottom="0.05pt solid #000000"/>
    </style:style>
    <style:style style:name="InstructionSet.B47" style:family="table-cell">
      <style:table-cell-properties fo:padding="0.097cm" fo:border-left="0.05pt solid #000000" fo:border-right="none" fo:border-top="none" fo:border-bottom="0.05pt solid #000000"/>
    </style:style>
    <style:style style:name="InstructionSet.C47" style:family="table-cell">
      <style:table-cell-properties fo:padding="0.097cm" fo:border-left="0.05pt solid #000000" fo:border-right="none" fo:border-top="none" fo:border-bottom="0.05pt solid #000000"/>
    </style:style>
    <style:style style:name="InstructionSet.D47" style:family="table-cell">
      <style:table-cell-properties fo:padding="0.097cm" fo:border-left="0.05pt solid #000000" fo:border-right="none" fo:border-top="none" fo:border-bottom="0.05pt solid #000000"/>
    </style:style>
    <style:style style:name="InstructionSet.E47" style:family="table-cell">
      <style:table-cell-properties fo:padding="0.097cm" fo:border-left="0.05pt solid #000000" fo:border-right="none" fo:border-top="none" fo:border-bottom="0.05pt solid #000000"/>
    </style:style>
    <style:style style:name="InstructionSet.F47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A48" style:family="table-cell">
      <style:table-cell-properties fo:padding="0.097cm" fo:border-left="0.05pt solid #000000" fo:border-right="none" fo:border-top="none" fo:border-bottom="0.05pt solid #000000"/>
    </style:style>
    <style:style style:name="InstructionSet.B48" style:family="table-cell">
      <style:table-cell-properties fo:padding="0.097cm" fo:border-left="0.05pt solid #000000" fo:border-right="none" fo:border-top="none" fo:border-bottom="0.05pt solid #000000"/>
    </style:style>
    <style:style style:name="InstructionSet.C48" style:family="table-cell">
      <style:table-cell-properties fo:padding="0.097cm" fo:border-left="0.05pt solid #000000" fo:border-right="none" fo:border-top="none" fo:border-bottom="0.05pt solid #000000"/>
    </style:style>
    <style:style style:name="InstructionSet.D48" style:family="table-cell">
      <style:table-cell-properties fo:padding="0.097cm" fo:border-left="0.05pt solid #000000" fo:border-right="none" fo:border-top="none" fo:border-bottom="0.05pt solid #000000"/>
    </style:style>
    <style:style style:name="InstructionSet.E48" style:family="table-cell">
      <style:table-cell-properties fo:padding="0.097cm" fo:border-left="0.05pt solid #000000" fo:border-right="none" fo:border-top="none" fo:border-bottom="0.05pt solid #000000"/>
    </style:style>
    <style:style style:name="InstructionSet.F48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A49" style:family="table-cell">
      <style:table-cell-properties fo:padding="0.097cm" fo:border-left="0.05pt solid #000000" fo:border-right="none" fo:border-top="none" fo:border-bottom="0.05pt solid #000000"/>
    </style:style>
    <style:style style:name="InstructionSet.B49" style:family="table-cell">
      <style:table-cell-properties fo:padding="0.097cm" fo:border-left="0.05pt solid #000000" fo:border-right="none" fo:border-top="none" fo:border-bottom="0.05pt solid #000000"/>
    </style:style>
    <style:style style:name="InstructionSet.C49" style:family="table-cell">
      <style:table-cell-properties fo:padding="0.097cm" fo:border-left="0.05pt solid #000000" fo:border-right="none" fo:border-top="none" fo:border-bottom="0.05pt solid #000000"/>
    </style:style>
    <style:style style:name="InstructionSet.D49" style:family="table-cell">
      <style:table-cell-properties fo:padding="0.097cm" fo:border-left="0.05pt solid #000000" fo:border-right="none" fo:border-top="none" fo:border-bottom="0.05pt solid #000000"/>
    </style:style>
    <style:style style:name="InstructionSet.E49" style:family="table-cell">
      <style:table-cell-properties fo:padding="0.097cm" fo:border-left="0.05pt solid #000000" fo:border-right="none" fo:border-top="none" fo:border-bottom="0.05pt solid #000000"/>
    </style:style>
    <style:style style:name="InstructionSet.F49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A50" style:family="table-cell">
      <style:table-cell-properties fo:padding="0.097cm" fo:border-left="0.05pt solid #000000" fo:border-right="none" fo:border-top="none" fo:border-bottom="0.05pt solid #000000"/>
    </style:style>
    <style:style style:name="InstructionSet.B50" style:family="table-cell">
      <style:table-cell-properties fo:padding="0.097cm" fo:border-left="0.05pt solid #000000" fo:border-right="none" fo:border-top="none" fo:border-bottom="0.05pt solid #000000"/>
    </style:style>
    <style:style style:name="InstructionSet.C50" style:family="table-cell">
      <style:table-cell-properties fo:padding="0.097cm" fo:border-left="0.05pt solid #000000" fo:border-right="none" fo:border-top="none" fo:border-bottom="0.05pt solid #000000"/>
    </style:style>
    <style:style style:name="InstructionSet.D50" style:family="table-cell">
      <style:table-cell-properties fo:padding="0.097cm" fo:border-left="0.05pt solid #000000" fo:border-right="none" fo:border-top="none" fo:border-bottom="0.05pt solid #000000"/>
    </style:style>
    <style:style style:name="InstructionSet.E50" style:family="table-cell">
      <style:table-cell-properties fo:padding="0.097cm" fo:border-left="0.05pt solid #000000" fo:border-right="none" fo:border-top="none" fo:border-bottom="0.05pt solid #000000"/>
    </style:style>
    <style:style style:name="InstructionSet.F50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A51" style:family="table-cell">
      <style:table-cell-properties fo:padding="0.097cm" fo:border-left="0.05pt solid #000000" fo:border-right="none" fo:border-top="none" fo:border-bottom="0.05pt solid #000000"/>
    </style:style>
    <style:style style:name="InstructionSet.B51" style:family="table-cell">
      <style:table-cell-properties fo:padding="0.097cm" fo:border-left="0.05pt solid #000000" fo:border-right="none" fo:border-top="none" fo:border-bottom="0.05pt solid #000000"/>
    </style:style>
    <style:style style:name="InstructionSet.C51" style:family="table-cell">
      <style:table-cell-properties fo:padding="0.097cm" fo:border-left="0.05pt solid #000000" fo:border-right="none" fo:border-top="none" fo:border-bottom="0.05pt solid #000000"/>
    </style:style>
    <style:style style:name="InstructionSet.D51" style:family="table-cell">
      <style:table-cell-properties fo:padding="0.097cm" fo:border-left="0.05pt solid #000000" fo:border-right="none" fo:border-top="none" fo:border-bottom="0.05pt solid #000000"/>
    </style:style>
    <style:style style:name="InstructionSet.E51" style:family="table-cell">
      <style:table-cell-properties fo:padding="0.097cm" fo:border-left="0.05pt solid #000000" fo:border-right="none" fo:border-top="none" fo:border-bottom="0.05pt solid #000000"/>
    </style:style>
    <style:style style:name="InstructionSet.F51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A52" style:family="table-cell">
      <style:table-cell-properties fo:padding="0.097cm" fo:border-left="0.05pt solid #000000" fo:border-right="none" fo:border-top="none" fo:border-bottom="0.05pt solid #000000"/>
    </style:style>
    <style:style style:name="InstructionSet.B52" style:family="table-cell">
      <style:table-cell-properties fo:padding="0.097cm" fo:border-left="0.05pt solid #000000" fo:border-right="none" fo:border-top="none" fo:border-bottom="0.05pt solid #000000"/>
    </style:style>
    <style:style style:name="InstructionSet.C52" style:family="table-cell">
      <style:table-cell-properties fo:padding="0.097cm" fo:border-left="0.05pt solid #000000" fo:border-right="none" fo:border-top="none" fo:border-bottom="0.05pt solid #000000"/>
    </style:style>
    <style:style style:name="InstructionSet.D52" style:family="table-cell">
      <style:table-cell-properties fo:padding="0.097cm" fo:border-left="0.05pt solid #000000" fo:border-right="none" fo:border-top="none" fo:border-bottom="0.05pt solid #000000"/>
    </style:style>
    <style:style style:name="InstructionSet.E52" style:family="table-cell">
      <style:table-cell-properties fo:padding="0.097cm" fo:border-left="0.05pt solid #000000" fo:border-right="none" fo:border-top="none" fo:border-bottom="0.05pt solid #000000"/>
    </style:style>
    <style:style style:name="InstructionSet.F52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A53" style:family="table-cell">
      <style:table-cell-properties fo:padding="0.097cm" fo:border-left="0.05pt solid #000000" fo:border-right="none" fo:border-top="none" fo:border-bottom="0.05pt solid #000000"/>
    </style:style>
    <style:style style:name="InstructionSet.B53" style:family="table-cell">
      <style:table-cell-properties fo:padding="0.097cm" fo:border-left="0.05pt solid #000000" fo:border-right="none" fo:border-top="none" fo:border-bottom="0.05pt solid #000000"/>
    </style:style>
    <style:style style:name="InstructionSet.C53" style:family="table-cell">
      <style:table-cell-properties fo:padding="0.097cm" fo:border-left="0.05pt solid #000000" fo:border-right="none" fo:border-top="none" fo:border-bottom="0.05pt solid #000000"/>
    </style:style>
    <style:style style:name="InstructionSet.D53" style:family="table-cell">
      <style:table-cell-properties fo:padding="0.097cm" fo:border-left="0.05pt solid #000000" fo:border-right="none" fo:border-top="none" fo:border-bottom="0.05pt solid #000000"/>
    </style:style>
    <style:style style:name="InstructionSet.E53" style:family="table-cell">
      <style:table-cell-properties fo:padding="0.097cm" fo:border-left="0.05pt solid #000000" fo:border-right="none" fo:border-top="none" fo:border-bottom="0.05pt solid #000000"/>
    </style:style>
    <style:style style:name="InstructionSet.F53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A54" style:family="table-cell">
      <style:table-cell-properties fo:padding="0.097cm" fo:border-left="0.05pt solid #000000" fo:border-right="none" fo:border-top="none" fo:border-bottom="0.05pt solid #000000"/>
    </style:style>
    <style:style style:name="InstructionSet.B54" style:family="table-cell">
      <style:table-cell-properties fo:padding="0.097cm" fo:border-left="0.05pt solid #000000" fo:border-right="none" fo:border-top="none" fo:border-bottom="0.05pt solid #000000"/>
    </style:style>
    <style:style style:name="InstructionSet.C54" style:family="table-cell">
      <style:table-cell-properties fo:padding="0.097cm" fo:border-left="0.05pt solid #000000" fo:border-right="none" fo:border-top="none" fo:border-bottom="0.05pt solid #000000"/>
    </style:style>
    <style:style style:name="InstructionSet.D54" style:family="table-cell">
      <style:table-cell-properties fo:padding="0.097cm" fo:border-left="0.05pt solid #000000" fo:border-right="none" fo:border-top="none" fo:border-bottom="0.05pt solid #000000"/>
    </style:style>
    <style:style style:name="InstructionSet.E54" style:family="table-cell">
      <style:table-cell-properties fo:padding="0.097cm" fo:border-left="0.05pt solid #000000" fo:border-right="none" fo:border-top="none" fo:border-bottom="0.05pt solid #000000"/>
    </style:style>
    <style:style style:name="InstructionSet.F54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A55" style:family="table-cell">
      <style:table-cell-properties fo:padding="0.097cm" fo:border-left="0.05pt solid #000000" fo:border-right="none" fo:border-top="none" fo:border-bottom="0.05pt solid #000000"/>
    </style:style>
    <style:style style:name="InstructionSet.B55" style:family="table-cell">
      <style:table-cell-properties fo:padding="0.097cm" fo:border-left="0.05pt solid #000000" fo:border-right="none" fo:border-top="none" fo:border-bottom="0.05pt solid #000000"/>
    </style:style>
    <style:style style:name="InstructionSet.C55" style:family="table-cell">
      <style:table-cell-properties fo:padding="0.097cm" fo:border-left="0.05pt solid #000000" fo:border-right="none" fo:border-top="none" fo:border-bottom="0.05pt solid #000000"/>
    </style:style>
    <style:style style:name="InstructionSet.D55" style:family="table-cell">
      <style:table-cell-properties fo:padding="0.097cm" fo:border-left="0.05pt solid #000000" fo:border-right="none" fo:border-top="none" fo:border-bottom="0.05pt solid #000000"/>
    </style:style>
    <style:style style:name="InstructionSet.E55" style:family="table-cell">
      <style:table-cell-properties fo:padding="0.097cm" fo:border-left="0.05pt solid #000000" fo:border-right="none" fo:border-top="none" fo:border-bottom="0.05pt solid #000000"/>
    </style:style>
    <style:style style:name="InstructionSet.F55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A56" style:family="table-cell">
      <style:table-cell-properties fo:padding="0.097cm" fo:border-left="0.05pt solid #000000" fo:border-right="none" fo:border-top="none" fo:border-bottom="0.05pt solid #000000"/>
    </style:style>
    <style:style style:name="InstructionSet.B56" style:family="table-cell">
      <style:table-cell-properties fo:padding="0.097cm" fo:border-left="0.05pt solid #000000" fo:border-right="none" fo:border-top="none" fo:border-bottom="0.05pt solid #000000"/>
    </style:style>
    <style:style style:name="InstructionSet.C56" style:family="table-cell">
      <style:table-cell-properties fo:padding="0.097cm" fo:border-left="0.05pt solid #000000" fo:border-right="none" fo:border-top="none" fo:border-bottom="0.05pt solid #000000"/>
    </style:style>
    <style:style style:name="InstructionSet.D56" style:family="table-cell">
      <style:table-cell-properties fo:padding="0.097cm" fo:border-left="0.05pt solid #000000" fo:border-right="none" fo:border-top="none" fo:border-bottom="0.05pt solid #000000"/>
    </style:style>
    <style:style style:name="InstructionSet.E56" style:family="table-cell">
      <style:table-cell-properties fo:padding="0.097cm" fo:border-left="0.05pt solid #000000" fo:border-right="none" fo:border-top="none" fo:border-bottom="0.05pt solid #000000"/>
    </style:style>
    <style:style style:name="InstructionSet.F56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A57" style:family="table-cell">
      <style:table-cell-properties fo:padding="0.097cm" fo:border-left="0.05pt solid #000000" fo:border-right="none" fo:border-top="none" fo:border-bottom="0.05pt solid #000000"/>
    </style:style>
    <style:style style:name="InstructionSet.B57" style:family="table-cell">
      <style:table-cell-properties fo:padding="0.097cm" fo:border-left="0.05pt solid #000000" fo:border-right="none" fo:border-top="none" fo:border-bottom="0.05pt solid #000000"/>
    </style:style>
    <style:style style:name="InstructionSet.C57" style:family="table-cell">
      <style:table-cell-properties fo:padding="0.097cm" fo:border-left="0.05pt solid #000000" fo:border-right="none" fo:border-top="none" fo:border-bottom="0.05pt solid #000000"/>
    </style:style>
    <style:style style:name="InstructionSet.D57" style:family="table-cell">
      <style:table-cell-properties fo:padding="0.097cm" fo:border-left="0.05pt solid #000000" fo:border-right="none" fo:border-top="none" fo:border-bottom="0.05pt solid #000000"/>
    </style:style>
    <style:style style:name="InstructionSet.E57" style:family="table-cell">
      <style:table-cell-properties fo:padding="0.097cm" fo:border-left="0.05pt solid #000000" fo:border-right="none" fo:border-top="none" fo:border-bottom="0.05pt solid #000000"/>
    </style:style>
    <style:style style:name="InstructionSet.F57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A58" style:family="table-cell">
      <style:table-cell-properties fo:padding="0.097cm" fo:border-left="0.05pt solid #000000" fo:border-right="none" fo:border-top="none" fo:border-bottom="0.05pt solid #000000"/>
    </style:style>
    <style:style style:name="InstructionSet.B58" style:family="table-cell">
      <style:table-cell-properties fo:padding="0.097cm" fo:border-left="0.05pt solid #000000" fo:border-right="none" fo:border-top="none" fo:border-bottom="0.05pt solid #000000"/>
    </style:style>
    <style:style style:name="InstructionSet.C58" style:family="table-cell">
      <style:table-cell-properties fo:padding="0.097cm" fo:border-left="0.05pt solid #000000" fo:border-right="none" fo:border-top="none" fo:border-bottom="0.05pt solid #000000"/>
    </style:style>
    <style:style style:name="InstructionSet.D58" style:family="table-cell">
      <style:table-cell-properties fo:padding="0.097cm" fo:border-left="0.05pt solid #000000" fo:border-right="none" fo:border-top="none" fo:border-bottom="0.05pt solid #000000"/>
    </style:style>
    <style:style style:name="InstructionSet.E58" style:family="table-cell">
      <style:table-cell-properties fo:padding="0.097cm" fo:border-left="0.05pt solid #000000" fo:border-right="none" fo:border-top="none" fo:border-bottom="0.05pt solid #000000"/>
    </style:style>
    <style:style style:name="InstructionSet.F58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A59" style:family="table-cell">
      <style:table-cell-properties fo:padding="0.097cm" fo:border-left="0.05pt solid #000000" fo:border-right="none" fo:border-top="none" fo:border-bottom="0.05pt solid #000000"/>
    </style:style>
    <style:style style:name="InstructionSet.B59" style:family="table-cell">
      <style:table-cell-properties fo:padding="0.097cm" fo:border-left="0.05pt solid #000000" fo:border-right="none" fo:border-top="none" fo:border-bottom="0.05pt solid #000000"/>
    </style:style>
    <style:style style:name="InstructionSet.C59" style:family="table-cell">
      <style:table-cell-properties fo:padding="0.097cm" fo:border-left="0.05pt solid #000000" fo:border-right="none" fo:border-top="none" fo:border-bottom="0.05pt solid #000000"/>
    </style:style>
    <style:style style:name="InstructionSet.D59" style:family="table-cell">
      <style:table-cell-properties fo:padding="0.097cm" fo:border-left="0.05pt solid #000000" fo:border-right="none" fo:border-top="none" fo:border-bottom="0.05pt solid #000000"/>
    </style:style>
    <style:style style:name="InstructionSet.E59" style:family="table-cell">
      <style:table-cell-properties fo:padding="0.097cm" fo:border-left="0.05pt solid #000000" fo:border-right="none" fo:border-top="none" fo:border-bottom="0.05pt solid #000000"/>
    </style:style>
    <style:style style:name="InstructionSet.F59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A60" style:family="table-cell">
      <style:table-cell-properties fo:padding="0.097cm" fo:border-left="0.05pt solid #000000" fo:border-right="none" fo:border-top="none" fo:border-bottom="0.05pt solid #000000"/>
    </style:style>
    <style:style style:name="InstructionSet.B60" style:family="table-cell">
      <style:table-cell-properties fo:padding="0.097cm" fo:border-left="0.05pt solid #000000" fo:border-right="none" fo:border-top="none" fo:border-bottom="0.05pt solid #000000"/>
    </style:style>
    <style:style style:name="InstructionSet.C60" style:family="table-cell">
      <style:table-cell-properties fo:padding="0.097cm" fo:border-left="0.05pt solid #000000" fo:border-right="none" fo:border-top="none" fo:border-bottom="0.05pt solid #000000"/>
    </style:style>
    <style:style style:name="InstructionSet.D60" style:family="table-cell">
      <style:table-cell-properties fo:padding="0.097cm" fo:border-left="0.05pt solid #000000" fo:border-right="none" fo:border-top="none" fo:border-bottom="0.05pt solid #000000"/>
    </style:style>
    <style:style style:name="InstructionSet.E60" style:family="table-cell">
      <style:table-cell-properties fo:padding="0.097cm" fo:border-left="0.05pt solid #000000" fo:border-right="none" fo:border-top="none" fo:border-bottom="0.05pt solid #000000"/>
    </style:style>
    <style:style style:name="InstructionSet.F60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A61" style:family="table-cell">
      <style:table-cell-properties fo:padding="0.097cm" fo:border-left="0.05pt solid #000000" fo:border-right="none" fo:border-top="none" fo:border-bottom="0.05pt solid #000000"/>
    </style:style>
    <style:style style:name="InstructionSet.B61" style:family="table-cell">
      <style:table-cell-properties fo:padding="0.097cm" fo:border-left="0.05pt solid #000000" fo:border-right="none" fo:border-top="none" fo:border-bottom="0.05pt solid #000000"/>
    </style:style>
    <style:style style:name="InstructionSet.C61" style:family="table-cell">
      <style:table-cell-properties fo:padding="0.097cm" fo:border-left="0.05pt solid #000000" fo:border-right="none" fo:border-top="none" fo:border-bottom="0.05pt solid #000000"/>
    </style:style>
    <style:style style:name="InstructionSet.D61" style:family="table-cell">
      <style:table-cell-properties fo:padding="0.097cm" fo:border-left="0.05pt solid #000000" fo:border-right="none" fo:border-top="none" fo:border-bottom="0.05pt solid #000000"/>
    </style:style>
    <style:style style:name="InstructionSet.E61" style:family="table-cell">
      <style:table-cell-properties fo:padding="0.097cm" fo:border-left="0.05pt solid #000000" fo:border-right="none" fo:border-top="none" fo:border-bottom="0.05pt solid #000000"/>
    </style:style>
    <style:style style:name="InstructionSet.F61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A62" style:family="table-cell">
      <style:table-cell-properties fo:padding="0.097cm" fo:border-left="0.05pt solid #000000" fo:border-right="none" fo:border-top="none" fo:border-bottom="0.05pt solid #000000"/>
    </style:style>
    <style:style style:name="InstructionSet.B62" style:family="table-cell">
      <style:table-cell-properties fo:padding="0.097cm" fo:border-left="0.05pt solid #000000" fo:border-right="none" fo:border-top="none" fo:border-bottom="0.05pt solid #000000"/>
    </style:style>
    <style:style style:name="InstructionSet.C62" style:family="table-cell">
      <style:table-cell-properties fo:padding="0.097cm" fo:border-left="0.05pt solid #000000" fo:border-right="none" fo:border-top="none" fo:border-bottom="0.05pt solid #000000"/>
    </style:style>
    <style:style style:name="InstructionSet.D62" style:family="table-cell">
      <style:table-cell-properties fo:padding="0.097cm" fo:border-left="0.05pt solid #000000" fo:border-right="none" fo:border-top="none" fo:border-bottom="0.05pt solid #000000"/>
    </style:style>
    <style:style style:name="InstructionSet.E62" style:family="table-cell">
      <style:table-cell-properties fo:padding="0.097cm" fo:border-left="0.05pt solid #000000" fo:border-right="none" fo:border-top="none" fo:border-bottom="0.05pt solid #000000"/>
    </style:style>
    <style:style style:name="InstructionSet.F62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A63" style:family="table-cell">
      <style:table-cell-properties fo:background-color="#c5000b" fo:padding="0.097cm" fo:border-left="0.05pt solid #000000" fo:border-right="none" fo:border-top="none" fo:border-bottom="0.05pt solid #000000">
        <style:background-image/>
      </style:table-cell-properties>
    </style:style>
    <style:style style:name="InstructionSet.B63" style:family="table-cell">
      <style:table-cell-properties fo:padding="0.097cm" fo:border-left="0.05pt solid #000000" fo:border-right="none" fo:border-top="none" fo:border-bottom="0.05pt solid #000000"/>
    </style:style>
    <style:style style:name="InstructionSet.C63" style:family="table-cell">
      <style:table-cell-properties fo:padding="0.097cm" fo:border-left="0.05pt solid #000000" fo:border-right="none" fo:border-top="none" fo:border-bottom="0.05pt solid #000000"/>
    </style:style>
    <style:style style:name="InstructionSet.D63" style:family="table-cell">
      <style:table-cell-properties fo:padding="0.097cm" fo:border-left="0.05pt solid #000000" fo:border-right="none" fo:border-top="none" fo:border-bottom="0.05pt solid #000000"/>
    </style:style>
    <style:style style:name="InstructionSet.E63" style:family="table-cell">
      <style:table-cell-properties fo:padding="0.097cm" fo:border-left="0.05pt solid #000000" fo:border-right="none" fo:border-top="none" fo:border-bottom="0.05pt solid #000000"/>
    </style:style>
    <style:style style:name="InstructionSet.F63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64" style:family="table-cell">
      <style:table-cell-properties fo:padding="0.097cm" fo:border-left="0.05pt solid #000000" fo:border-right="none" fo:border-top="none" fo:border-bottom="0.05pt solid #000000"/>
    </style:style>
    <style:style style:name="InstructionSet.C64" style:family="table-cell">
      <style:table-cell-properties fo:padding="0.097cm" fo:border-left="0.05pt solid #000000" fo:border-right="none" fo:border-top="none" fo:border-bottom="0.05pt solid #000000"/>
    </style:style>
    <style:style style:name="InstructionSet.D64" style:family="table-cell">
      <style:table-cell-properties fo:padding="0.097cm" fo:border-left="0.05pt solid #000000" fo:border-right="none" fo:border-top="none" fo:border-bottom="0.05pt solid #000000"/>
    </style:style>
    <style:style style:name="InstructionSet.E64" style:family="table-cell">
      <style:table-cell-properties fo:padding="0.097cm" fo:border-left="0.05pt solid #000000" fo:border-right="none" fo:border-top="none" fo:border-bottom="0.05pt solid #000000"/>
    </style:style>
    <style:style style:name="InstructionSet.F64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et.B65" style:family="table-cell">
      <style:table-cell-properties fo:padding="0.097cm" fo:border-left="0.05pt solid #000000" fo:border-right="none" fo:border-top="none" fo:border-bottom="0.05pt solid #000000"/>
    </style:style>
    <style:style style:name="InstructionSet.C65" style:family="table-cell">
      <style:table-cell-properties fo:padding="0.097cm" fo:border-left="0.05pt solid #000000" fo:border-right="none" fo:border-top="none" fo:border-bottom="0.05pt solid #000000"/>
    </style:style>
    <style:style style:name="InstructionSet.D65" style:family="table-cell">
      <style:table-cell-properties fo:padding="0.097cm" fo:border-left="0.05pt solid #000000" fo:border-right="none" fo:border-top="none" fo:border-bottom="0.05pt solid #000000"/>
    </style:style>
    <style:style style:name="InstructionSet.E65" style:family="table-cell">
      <style:table-cell-properties fo:padding="0.097cm" fo:border-left="0.05pt solid #000000" fo:border-right="none" fo:border-top="none" fo:border-bottom="0.05pt solid #000000"/>
    </style:style>
    <style:style style:name="InstructionSet.F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1.24cm" style:rel-column-width="703*"/>
    </style:style>
    <style:style style:name="Table1.B" style:family="table-column">
      <style:table-column-properties style:column-width="1.448cm" style:rel-column-width="821*"/>
    </style:style>
    <style:style style:name="Table1.C" style:family="table-column">
      <style:table-column-properties style:column-width="25.012cm" style:rel-column-width="1418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7.7cm" table:align="margins"/>
    </style:style>
    <style:style style:name="Table2.A" style:family="table-column">
      <style:table-column-properties style:column-width="13.8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text-properties officeooo:rsid="003a4478" officeooo:paragraph-rsid="003a4478"/>
    </style:style>
    <style:style style:name="P2" style:family="paragraph" style:parent-style-name="Text_20_body">
      <style:text-properties officeooo:rsid="00205f06" officeooo:paragraph-rsid="00205f06"/>
    </style:style>
    <style:style style:name="P3" style:family="paragraph" style:parent-style-name="Text_20_body">
      <style:text-properties officeooo:rsid="00205f06" officeooo:paragraph-rsid="00490baa"/>
    </style:style>
    <style:style style:name="P4" style:family="paragraph" style:parent-style-name="Text_20_body" style:list-style-name="L2">
      <style:paragraph-properties fo:line-height="100%"/>
      <style:text-properties officeooo:rsid="00205f06" officeooo:paragraph-rsid="00490baa"/>
    </style:style>
    <style:style style:name="P5" style:family="paragraph" style:parent-style-name="Text_20_body">
      <style:text-properties officeooo:rsid="0020cf65" officeooo:paragraph-rsid="0020cf65"/>
    </style:style>
    <style:style style:name="P6" style:family="paragraph" style:parent-style-name="Text_20_body">
      <style:text-properties fo:font-size="14pt" fo:font-weight="bold" officeooo:rsid="0020cf65" officeooo:paragraph-rsid="0020cf65" style:font-weight-asian="bold" style:font-weight-complex="bold"/>
    </style:style>
    <style:style style:name="P7" style:family="paragraph" style:parent-style-name="Text_20_body">
      <style:text-properties officeooo:rsid="004675c6" officeooo:paragraph-rsid="00490baa"/>
    </style:style>
    <style:style style:name="P8" style:family="paragraph" style:parent-style-name="Text_20_body">
      <style:text-properties officeooo:rsid="00486220" officeooo:paragraph-rsid="00486220"/>
    </style:style>
    <style:style style:name="P9" style:family="paragraph" style:parent-style-name="Text_20_body">
      <style:text-properties officeooo:rsid="00486220" officeooo:paragraph-rsid="0062a6a2"/>
    </style:style>
    <style:style style:name="P10" style:family="paragraph" style:parent-style-name="Text_20_body">
      <style:text-properties officeooo:paragraph-rsid="00490baa"/>
    </style:style>
    <style:style style:name="P11" style:family="paragraph" style:parent-style-name="Text_20_body" style:list-style-name="L2">
      <style:paragraph-properties fo:line-height="100%"/>
      <style:text-properties officeooo:paragraph-rsid="00490baa"/>
    </style:style>
    <style:style style:name="P12" style:family="paragraph" style:parent-style-name="Text_20_body">
      <style:paragraph-properties fo:break-before="page"/>
      <style:text-properties officeooo:rsid="0020cf65" officeooo:paragraph-rsid="0020cf65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text-properties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size="11pt" officeooo:rsid="001b9931" officeooo:paragraph-rsid="001b9931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8" style:family="paragraph" style:parent-style-name="Table_20_Contents">
      <style:text-properties fo:font-size="11pt" officeooo:paragraph-rsid="0031ed39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fo:font-size="11pt" officeooo:rsid="003a4478" officeooo:paragraph-rsid="003a4478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font-size="11pt" officeooo:rsid="00687996" officeooo:paragraph-rsid="00687996" style:font-size-asian="11pt" style:font-size-complex="11pt"/>
    </style:style>
    <style:style style:name="P21" style:family="paragraph" style:parent-style-name="Table_20_Contents">
      <style:text-properties fo:font-weight="bold" officeooo:rsid="0020cf65" officeooo:paragraph-rsid="0020cf65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20cf65" officeooo:paragraph-rsid="0020cf65" style:font-weight-asian="bold" style:font-weight-complex="bold"/>
    </style:style>
    <style:style style:name="P23" style:family="paragraph" style:parent-style-name="Table_20_Contents">
      <style:text-properties officeooo:rsid="0022a393" officeooo:paragraph-rsid="0022a393"/>
    </style:style>
    <style:style style:name="P24" style:family="paragraph" style:parent-style-name="Table_20_Contents">
      <style:paragraph-properties fo:text-align="center" style:justify-single-word="false"/>
      <style:text-properties officeooo:rsid="0022a393" officeooo:paragraph-rsid="0022a393"/>
    </style:style>
    <style:style style:name="P25" style:family="paragraph" style:parent-style-name="Table_20_Contents">
      <style:text-properties officeooo:rsid="00237bc5" officeooo:paragraph-rsid="00237bc5"/>
    </style:style>
    <style:style style:name="P26" style:family="paragraph" style:parent-style-name="Table_20_Contents">
      <style:paragraph-properties fo:text-align="center" style:justify-single-word="false"/>
      <style:text-properties officeooo:rsid="002572b4" officeooo:paragraph-rsid="002572b4"/>
    </style:style>
    <style:style style:name="P27" style:family="paragraph" style:parent-style-name="Table_20_Contents">
      <style:text-properties officeooo:rsid="002572b4" officeooo:paragraph-rsid="002572b4"/>
    </style:style>
    <style:style style:name="P28" style:family="paragraph" style:parent-style-name="Table_20_Contents">
      <style:text-properties fo:font-size="10pt"/>
    </style:style>
    <style:style style:name="P29" style:family="paragraph" style:parent-style-name="Table_20_Contents">
      <style:paragraph-properties fo:text-align="start" style:justify-single-word="false"/>
      <style:text-properties fo:font-size="10pt" fo:font-weight="normal" officeooo:rsid="001b9931" officeooo:paragraph-rsid="0052a2d5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10pt" fo:font-weight="normal" officeooo:rsid="001b9931" officeooo:paragraph-rsid="0052adc7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10pt" fo:font-weight="normal" officeooo:rsid="001b9931" officeooo:paragraph-rsid="0052f4b0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10pt" fo:font-weight="normal" officeooo:rsid="001b9931" officeooo:paragraph-rsid="00560cc0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10pt" fo:font-weight="normal" officeooo:rsid="001b9931" officeooo:paragraph-rsid="00591e59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10pt" fo:font-weight="normal" officeooo:rsid="001b9931" officeooo:paragraph-rsid="00592dc4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10pt" fo:font-weight="normal" officeooo:rsid="001b9931" officeooo:paragraph-rsid="005ac105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0pt" fo:font-weight="normal" officeooo:rsid="001b9931" officeooo:paragraph-rsid="005c9595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officeooo:rsid="0060bcb4" officeooo:paragraph-rsid="0060bcb4"/>
    </style:style>
    <style:style style:name="P38" style:family="paragraph" style:parent-style-name="Table_20_Contents">
      <style:paragraph-properties fo:text-align="center" style:justify-single-word="false"/>
      <style:text-properties style:font-name="Courier" fo:font-size="11pt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Courier" fo:font-size="11pt" officeooo:rsid="002d64dd" officeooo:paragraph-rsid="002d64dd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Mono" fo:font-size="11pt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Mono" fo:font-size="11pt" officeooo:rsid="002d64dd" officeooo:paragraph-rsid="002d64dd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Mono" fo:font-size="11pt" officeooo:rsid="00312513" officeooo:paragraph-rsid="00312513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Mono" fo:font-size="11pt" officeooo:rsid="0031ed39" officeooo:paragraph-rsid="0031ed39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Mono" fo:font-size="11pt" officeooo:rsid="003a4478" officeooo:paragraph-rsid="003a4478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Mono" fo:font-size="11pt" officeooo:rsid="0038d0f3" officeooo:paragraph-rsid="0038d0f3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Mono" fo:font-size="11pt" fo:font-weight="normal" officeooo:rsid="0038d0f3" officeooo:paragraph-rsid="003a4478" style:font-size-asian="11pt" style:font-weight-asian="normal" style:font-size-complex="11pt" style:font-weight-complex="normal"/>
    </style:style>
    <style:style style:name="P47" style:family="paragraph" style:parent-style-name="Table_20_Heading">
      <style:paragraph-properties fo:text-align="center" style:justify-single-word="false"/>
      <style:text-properties fo:font-size="11pt" officeooo:rsid="001b9931" officeooo:paragraph-rsid="001b9931" style:font-size-asian="11pt" style:font-size-complex="11pt"/>
    </style:style>
    <style:style style:name="P48" style:family="paragraph" style:parent-style-name="Table_20_Heading">
      <style:text-properties fo:font-size="11pt" officeooo:rsid="001b9931" officeooo:paragraph-rsid="001b9931" style:font-size-asian="11pt" style:font-size-complex="11pt"/>
    </style:style>
    <style:style style:name="P49" style:family="paragraph" style:parent-style-name="Table_20_Heading">
      <style:text-properties fo:font-size="11pt" officeooo:rsid="003bf716" officeooo:paragraph-rsid="003bf716" style:font-size-asian="11pt" style:font-size-complex="11pt"/>
    </style:style>
    <style:style style:name="P50" style:family="paragraph" style:parent-style-name="Table_20_Heading">
      <style:paragraph-properties fo:text-align="center" style:justify-single-word="false"/>
      <style:text-properties fo:font-size="11pt" fo:font-weight="normal" officeooo:rsid="001b9931" officeooo:paragraph-rsid="001b9931" style:font-size-asian="11pt" style:font-weight-asian="normal" style:font-size-complex="11pt" style:font-weight-complex="normal"/>
    </style:style>
    <style:style style:name="P51" style:family="paragraph" style:parent-style-name="Table_20_Heading">
      <style:paragraph-properties fo:text-align="center" style:justify-single-word="false"/>
      <style:text-properties fo:font-size="11pt" fo:font-weight="normal" officeooo:rsid="001b9931" officeooo:paragraph-rsid="001d79c7" style:font-size-asian="11pt" style:font-weight-asian="normal" style:font-size-complex="11pt" style:font-weight-complex="normal"/>
    </style:style>
    <style:style style:name="P52" style:family="paragraph" style:parent-style-name="Table_20_Heading">
      <style:paragraph-properties fo:text-align="start" style:justify-single-word="false"/>
      <style:text-properties fo:font-size="11pt" fo:font-weight="normal" officeooo:rsid="001b9931" officeooo:paragraph-rsid="001b9931" style:font-size-asian="11pt" style:font-weight-asian="normal" style:font-size-complex="11pt" style:font-weight-complex="normal"/>
    </style:style>
    <style:style style:name="P53" style:family="paragraph" style:parent-style-name="Table_20_Heading">
      <style:paragraph-properties fo:text-align="start" style:justify-single-word="false"/>
      <style:text-properties fo:font-size="11pt" fo:font-weight="normal" officeooo:rsid="002776d1" officeooo:paragraph-rsid="002776d1" style:font-size-asian="11pt" style:font-weight-asian="normal" style:font-size-complex="11pt" style:font-weight-complex="normal"/>
    </style:style>
    <style:style style:name="P54" style:family="paragraph" style:parent-style-name="Table_20_Heading">
      <style:paragraph-properties fo:text-align="start" style:justify-single-word="false"/>
      <style:text-properties fo:font-size="11pt" fo:font-weight="normal" officeooo:rsid="0029578f" officeooo:paragraph-rsid="0029578f" style:font-size-asian="11pt" style:font-weight-asian="normal" style:font-size-complex="11pt" style:font-weight-complex="normal"/>
    </style:style>
    <style:style style:name="P55" style:family="paragraph" style:parent-style-name="Table_20_Heading">
      <style:paragraph-properties fo:text-align="start" style:justify-single-word="false"/>
      <style:text-properties fo:font-size="11pt" fo:font-weight="normal" officeooo:rsid="002b3494" officeooo:paragraph-rsid="002b3494" style:font-size-asian="11pt" style:font-weight-asian="normal" style:font-size-complex="11pt" style:font-weight-complex="normal"/>
    </style:style>
    <style:style style:name="P56" style:family="paragraph" style:parent-style-name="Table_20_Heading">
      <style:paragraph-properties fo:text-align="start" style:justify-single-word="false"/>
      <style:text-properties fo:font-size="11pt" fo:font-weight="normal" officeooo:rsid="002b9d36" officeooo:paragraph-rsid="002b9d36" style:font-size-asian="11pt" style:font-weight-asian="normal" style:font-size-complex="11pt" style:font-weight-complex="normal"/>
    </style:style>
    <style:style style:name="P57" style:family="paragraph" style:parent-style-name="Table_20_Heading">
      <style:paragraph-properties fo:text-align="start" style:justify-single-word="false"/>
      <style:text-properties fo:font-size="11pt" fo:font-weight="normal" officeooo:rsid="002d64dd" officeooo:paragraph-rsid="002d64dd" style:font-size-asian="11pt" style:font-weight-asian="normal" style:font-size-complex="11pt" style:font-weight-complex="normal"/>
    </style:style>
    <style:style style:name="P58" style:family="paragraph" style:parent-style-name="Table_20_Heading">
      <style:paragraph-properties fo:text-align="start" style:justify-single-word="false"/>
      <style:text-properties fo:font-size="11pt" fo:font-weight="normal" officeooo:rsid="002f8188" officeooo:paragraph-rsid="002f8188" style:font-size-asian="11pt" style:font-weight-asian="normal" style:font-size-complex="11pt" style:font-weight-complex="normal"/>
    </style:style>
    <style:style style:name="P59" style:family="paragraph" style:parent-style-name="Table_20_Heading">
      <style:paragraph-properties fo:text-align="start" style:justify-single-word="false"/>
      <style:text-properties fo:font-size="11pt" fo:font-weight="normal" officeooo:rsid="003331e9" officeooo:paragraph-rsid="003331e9" style:font-size-asian="11pt" style:font-weight-asian="normal" style:font-size-complex="11pt" style:font-weight-complex="normal"/>
    </style:style>
    <style:style style:name="P60" style:family="paragraph" style:parent-style-name="Table_20_Heading">
      <style:paragraph-properties fo:text-align="start" style:justify-single-word="false"/>
      <style:text-properties fo:font-size="11pt" fo:font-weight="normal" officeooo:rsid="003379c1" officeooo:paragraph-rsid="003379c1" style:font-size-asian="11pt" style:font-weight-asian="normal" style:font-size-complex="11pt" style:font-weight-complex="normal"/>
    </style:style>
    <style:style style:name="P61" style:family="paragraph" style:parent-style-name="Table_20_Heading">
      <style:paragraph-properties fo:text-align="start" style:justify-single-word="false"/>
      <style:text-properties fo:font-size="11pt" fo:font-weight="normal" officeooo:rsid="00345bec" officeooo:paragraph-rsid="00345bec" style:font-size-asian="11pt" style:font-weight-asian="normal" style:font-size-complex="11pt" style:font-weight-complex="normal"/>
    </style:style>
    <style:style style:name="P62" style:family="paragraph" style:parent-style-name="Table_20_Heading">
      <style:paragraph-properties fo:text-align="start" style:justify-single-word="false"/>
      <style:text-properties fo:font-size="11pt" fo:font-weight="normal" officeooo:rsid="0035787f" officeooo:paragraph-rsid="0035787f" style:font-size-asian="11pt" style:font-weight-asian="normal" style:font-size-complex="11pt" style:font-weight-complex="normal"/>
    </style:style>
    <style:style style:name="P63" style:family="paragraph" style:parent-style-name="Table_20_Heading">
      <style:paragraph-properties fo:text-align="start" style:justify-single-word="false"/>
      <style:text-properties fo:font-size="11pt" fo:font-weight="normal" officeooo:rsid="00370716" officeooo:paragraph-rsid="00370716" style:font-size-asian="11pt" style:font-weight-asian="normal" style:font-size-complex="11pt" style:font-weight-complex="normal"/>
    </style:style>
    <style:style style:name="P64" style:family="paragraph" style:parent-style-name="Table_20_Heading">
      <style:paragraph-properties fo:text-align="start" style:justify-single-word="false"/>
      <style:text-properties fo:font-size="11pt" fo:font-weight="normal" officeooo:rsid="003a6373" officeooo:paragraph-rsid="003a6373" style:font-size-asian="11pt" style:font-weight-asian="normal" style:font-size-complex="11pt" style:font-weight-complex="normal"/>
    </style:style>
    <style:style style:name="P65" style:family="paragraph" style:parent-style-name="Table_20_Heading">
      <style:paragraph-properties fo:text-align="center" style:justify-single-word="false"/>
      <style:text-properties fo:font-size="11pt" fo:font-weight="normal" officeooo:rsid="00411908" officeooo:paragraph-rsid="0044873d" style:font-size-asian="11pt" style:font-weight-asian="normal" style:font-size-complex="11pt" style:font-weight-complex="normal"/>
    </style:style>
    <style:style style:name="P66" style:family="paragraph" style:parent-style-name="Table_20_Heading">
      <style:paragraph-properties fo:text-align="center" style:justify-single-word="false"/>
      <style:text-properties fo:font-size="11pt" fo:font-weight="normal" officeooo:rsid="00411908" officeooo:paragraph-rsid="004675c6" style:font-size-asian="11pt" style:font-weight-asian="normal" style:font-size-complex="11pt" style:font-weight-complex="normal"/>
    </style:style>
    <style:style style:name="P67" style:family="paragraph" style:parent-style-name="Table_20_Heading">
      <style:paragraph-properties fo:text-align="center" style:justify-single-word="false"/>
      <style:text-properties fo:font-size="11pt" fo:font-weight="normal" officeooo:rsid="00411908" officeooo:paragraph-rsid="00469204" style:font-size-asian="11pt" style:font-weight-asian="normal" style:font-size-complex="11pt" style:font-weight-complex="normal"/>
    </style:style>
    <style:style style:name="P68" style:family="paragraph" style:parent-style-name="Table_20_Heading">
      <style:paragraph-properties fo:text-align="center" style:justify-single-word="false"/>
      <style:text-properties fo:font-size="11pt" fo:font-weight="normal" officeooo:rsid="00411908" officeooo:paragraph-rsid="00477f7c" style:font-size-asian="11pt" style:font-weight-asian="normal" style:font-size-complex="11pt" style:font-weight-complex="normal"/>
    </style:style>
    <style:style style:name="P69" style:family="paragraph" style:parent-style-name="Table_20_Heading">
      <style:paragraph-properties fo:text-align="start" style:justify-single-word="false"/>
      <style:text-properties fo:font-size="11pt" fo:font-weight="normal" officeooo:rsid="00469204" officeooo:paragraph-rsid="00469204" style:font-size-asian="11pt" style:font-weight-asian="normal" style:font-size-complex="11pt" style:font-weight-complex="normal"/>
    </style:style>
    <style:style style:name="P70" style:family="paragraph" style:parent-style-name="Table_20_Heading">
      <style:paragraph-properties fo:text-align="start" style:justify-single-word="false"/>
      <style:text-properties fo:font-size="11pt" fo:font-weight="normal" officeooo:rsid="004e3c05" officeooo:paragraph-rsid="004e3c05" style:font-size-asian="11pt" style:font-weight-asian="normal" style:font-size-complex="11pt" style:font-weight-complex="normal"/>
    </style:style>
    <style:style style:name="P71" style:family="paragraph" style:parent-style-name="Table_20_Heading">
      <style:paragraph-properties fo:text-align="start" style:justify-single-word="false"/>
      <style:text-properties fo:font-size="11pt" fo:font-weight="normal" officeooo:rsid="005d2665" officeooo:paragraph-rsid="005d2665" style:font-size-asian="11pt" style:font-weight-asian="normal" style:font-size-complex="11pt" style:font-weight-complex="normal"/>
    </style:style>
    <style:style style:name="P72" style:family="paragraph" style:parent-style-name="Table_20_Heading">
      <style:paragraph-properties fo:text-align="start" style:justify-single-word="false"/>
      <style:text-properties fo:font-size="11pt" fo:font-weight="normal" officeooo:rsid="005f486a" officeooo:paragraph-rsid="005f486a" style:font-size-asian="11pt" style:font-weight-asian="normal" style:font-size-complex="11pt" style:font-weight-complex="normal"/>
    </style:style>
    <style:style style:name="P73" style:family="paragraph" style:parent-style-name="Table_20_Heading">
      <style:paragraph-properties fo:text-align="start" style:justify-single-word="false"/>
      <style:text-properties fo:font-size="11pt" fo:font-weight="normal" officeooo:rsid="005f486a" officeooo:paragraph-rsid="0065432b" style:font-size-asian="11pt" style:font-weight-asian="normal" style:font-size-complex="11pt" style:font-weight-complex="normal"/>
    </style:style>
    <style:style style:name="P74" style:family="paragraph" style:parent-style-name="Table_20_Heading">
      <style:paragraph-properties fo:text-align="start" style:justify-single-word="false"/>
      <style:text-properties fo:font-size="11pt" fo:font-weight="normal" officeooo:rsid="00658267" officeooo:paragraph-rsid="00658267" style:font-size-asian="11pt" style:font-weight-asian="normal" style:font-size-complex="11pt" style:font-weight-complex="normal"/>
    </style:style>
    <style:style style:name="P75" style:family="paragraph" style:parent-style-name="Table_20_Heading">
      <style:paragraph-properties fo:text-align="start" style:justify-single-word="false"/>
      <style:text-properties fo:font-size="11pt" fo:font-weight="normal" officeooo:rsid="00671886" officeooo:paragraph-rsid="00671886" style:font-size-asian="11pt" style:font-weight-asian="normal" style:font-size-complex="11pt" style:font-weight-complex="normal"/>
    </style:style>
    <style:style style:name="P76" style:family="paragraph" style:parent-style-name="Table_20_Heading">
      <style:paragraph-properties fo:text-align="center" style:justify-single-word="false"/>
      <style:text-properties style:font-name="Courier" fo:font-size="11pt" fo:font-weight="normal" officeooo:rsid="002776d1" officeooo:paragraph-rsid="002776d1" style:font-size-asian="11pt" style:font-weight-asian="normal" style:font-size-complex="11pt" style:font-weight-complex="normal"/>
    </style:style>
    <style:style style:name="P77" style:family="paragraph" style:parent-style-name="Table_20_Heading">
      <style:paragraph-properties fo:text-align="center" style:justify-single-word="false"/>
      <style:text-properties style:font-name="Courier" fo:font-size="11pt" fo:font-weight="normal" officeooo:rsid="0029578f" officeooo:paragraph-rsid="0029578f" style:font-size-asian="11pt" style:font-weight-asian="normal" style:font-size-complex="11pt" style:font-weight-complex="normal"/>
    </style:style>
    <style:style style:name="P78" style:family="paragraph" style:parent-style-name="Table_20_Heading">
      <style:paragraph-properties fo:text-align="center" style:justify-single-word="false"/>
      <style:text-properties style:font-name="Courier" fo:font-size="11pt" fo:font-weight="normal" officeooo:rsid="002b3494" officeooo:paragraph-rsid="002b3494" style:font-size-asian="11pt" style:font-weight-asian="normal" style:font-size-complex="11pt" style:font-weight-complex="normal"/>
    </style:style>
    <style:style style:name="P79" style:family="paragraph" style:parent-style-name="Table_20_Heading">
      <style:paragraph-properties fo:text-align="center" style:justify-single-word="false"/>
      <style:text-properties style:font-name="Courier" fo:font-size="11pt" fo:font-weight="normal" officeooo:rsid="002b9d36" officeooo:paragraph-rsid="002b9d36" style:font-size-asian="11pt" style:font-weight-asian="normal" style:font-size-complex="11pt" style:font-weight-complex="normal"/>
    </style:style>
    <style:style style:name="P80" style:family="paragraph" style:parent-style-name="Table_20_Heading">
      <style:paragraph-properties fo:text-align="center" style:justify-single-word="false"/>
      <style:text-properties style:font-name="Courier" fo:font-size="11pt" fo:font-weight="normal" officeooo:rsid="002d64dd" officeooo:paragraph-rsid="002d64dd" style:font-size-asian="11pt" style:font-weight-asian="normal" style:font-size-complex="11pt" style:font-weight-complex="normal"/>
    </style:style>
    <style:style style:name="P81" style:family="paragraph" style:parent-style-name="Table_20_Heading">
      <style:paragraph-properties fo:text-align="center" style:justify-single-word="false"/>
      <style:text-properties style:font-name="FreeMono" fo:font-size="11pt" fo:font-weight="normal" officeooo:rsid="002f8188" officeooo:paragraph-rsid="002f8188" style:font-size-asian="11pt" style:font-weight-asian="normal" style:font-size-complex="11pt" style:font-weight-complex="normal"/>
    </style:style>
    <style:style style:name="P82" style:family="paragraph" style:parent-style-name="Table_20_Heading">
      <style:paragraph-properties fo:text-align="center" style:justify-single-word="false"/>
      <style:text-properties style:font-name="FreeMono" fo:font-size="11pt" fo:font-weight="normal" officeooo:rsid="003331e9" officeooo:paragraph-rsid="003331e9" style:font-size-asian="11pt" style:font-weight-asian="normal" style:font-size-complex="11pt" style:font-weight-complex="normal"/>
    </style:style>
    <style:style style:name="P83" style:family="paragraph" style:parent-style-name="Table_20_Heading">
      <style:paragraph-properties fo:text-align="center" style:justify-single-word="false"/>
      <style:text-properties style:font-name="FreeMono" fo:font-size="11pt" fo:font-weight="normal" officeooo:rsid="003379c1" officeooo:paragraph-rsid="003379c1" style:font-size-asian="11pt" style:font-weight-asian="normal" style:font-size-complex="11pt" style:font-weight-complex="normal"/>
    </style:style>
    <style:style style:name="P84" style:family="paragraph" style:parent-style-name="Table_20_Heading">
      <style:paragraph-properties fo:text-align="center" style:justify-single-word="false"/>
      <style:text-properties style:font-name="FreeMono" fo:font-size="11pt" fo:font-weight="normal" officeooo:rsid="00345bec" officeooo:paragraph-rsid="00345bec" style:font-size-asian="11pt" style:font-weight-asian="normal" style:font-size-complex="11pt" style:font-weight-complex="normal"/>
    </style:style>
    <style:style style:name="P85" style:family="paragraph" style:parent-style-name="Table_20_Heading">
      <style:paragraph-properties fo:text-align="center" style:justify-single-word="false"/>
      <style:text-properties style:font-name="FreeMono" fo:font-size="11pt" fo:font-weight="normal" officeooo:rsid="0035787f" officeooo:paragraph-rsid="0035787f" style:font-size-asian="11pt" style:font-weight-asian="normal" style:font-size-complex="11pt" style:font-weight-complex="normal"/>
    </style:style>
    <style:style style:name="P86" style:family="paragraph" style:parent-style-name="Table_20_Heading">
      <style:paragraph-properties fo:text-align="center" style:justify-single-word="false"/>
      <style:text-properties style:font-name="FreeMono" fo:font-size="11pt" fo:font-weight="normal" officeooo:rsid="00370716" officeooo:paragraph-rsid="00370716" style:font-size-asian="11pt" style:font-weight-asian="normal" style:font-size-complex="11pt" style:font-weight-complex="normal"/>
    </style:style>
    <style:style style:name="P87" style:family="paragraph" style:parent-style-name="Table_20_Heading">
      <style:paragraph-properties fo:text-align="center" style:justify-single-word="false"/>
      <style:text-properties style:font-name="FreeMono" fo:font-size="11pt" fo:font-weight="normal" officeooo:rsid="00469204" officeooo:paragraph-rsid="00469204" style:font-size-asian="11pt" style:font-weight-asian="normal" style:font-size-complex="11pt" style:font-weight-complex="normal"/>
    </style:style>
    <style:style style:name="P88" style:family="paragraph" style:parent-style-name="Table_20_Heading">
      <style:paragraph-properties fo:text-align="center" style:justify-single-word="false"/>
      <style:text-properties style:font-name="FreeMono" fo:font-size="11pt" fo:font-weight="normal" officeooo:rsid="001b9931" officeooo:paragraph-rsid="001b9931" style:font-size-asian="11pt" style:font-weight-asian="normal" style:font-size-complex="11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05f06" style:font-style-asian="normal" style:font-style-complex="normal"/>
    </style:style>
    <style:style style:name="T4" style:family="text">
      <style:text-properties fo:font-style="normal" officeooo:rsid="0048d3f4" style:font-style-asian="normal" style:font-style-complex="normal"/>
    </style:style>
    <style:style style:name="T5" style:family="text">
      <style:text-properties fo:font-style="normal" officeooo:rsid="00490baa" style:font-style-asian="normal" style:font-style-complex="normal"/>
    </style:style>
    <style:style style:name="T6" style:family="text">
      <style:text-properties fo:font-style="normal" officeooo:rsid="00503bcb" style:font-style-asian="normal" style:font-style-complex="normal"/>
    </style:style>
    <style:style style:name="T7" style:family="text">
      <style:text-properties fo:font-style="normal" officeooo:rsid="005ac105" style:font-style-asian="normal" style:font-style-complex="normal"/>
    </style:style>
    <style:style style:name="T8" style:family="text">
      <style:text-properties fo:font-style="normal" officeooo:rsid="0060bcb4" style:font-style-asian="normal" style:font-style-complex="normal"/>
    </style:style>
    <style:style style:name="T9" style:family="text">
      <style:text-properties fo:font-style="normal" officeooo:rsid="0061f0b3" style:font-style-asian="normal" style:font-style-complex="normal"/>
    </style:style>
    <style:style style:name="T10" style:family="text">
      <style:text-properties fo:font-style="normal" officeooo:rsid="0062a6a2" style:font-style-asian="normal" style:font-style-complex="normal"/>
    </style:style>
    <style:style style:name="T11" style:family="text">
      <style:text-properties fo:font-style="normal" officeooo:rsid="00644545" style:font-style-asian="normal" style:font-style-complex="normal"/>
    </style:style>
    <style:style style:name="T12" style:family="text">
      <style:text-properties officeooo:rsid="002b3494"/>
    </style:style>
    <style:style style:name="T13" style:family="text">
      <style:text-properties officeooo:rsid="002d64dd"/>
    </style:style>
    <style:style style:name="T14" style:family="text">
      <style:text-properties officeooo:rsid="00312513"/>
    </style:style>
    <style:style style:name="T15" style:family="text">
      <style:text-properties officeooo:rsid="0031ed39"/>
    </style:style>
    <style:style style:name="T16" style:family="text">
      <style:text-properties officeooo:rsid="00411908"/>
    </style:style>
    <style:style style:name="T17" style:family="text">
      <style:text-properties officeooo:rsid="00477f7c"/>
    </style:style>
    <style:style style:name="T18" style:family="text">
      <style:text-properties fo:font-size="14pt" fo:font-weight="bold" style:font-weight-asian="bold" style:font-weight-complex="bold"/>
    </style:style>
    <style:style style:name="T19" style:family="text">
      <style:text-properties officeooo:rsid="0051e256"/>
    </style:style>
    <style:style style:name="T20" style:family="text">
      <style:text-properties officeooo:rsid="0052a2d5"/>
    </style:style>
    <style:style style:name="T21" style:family="text">
      <style:text-properties officeooo:rsid="0052adc7"/>
    </style:style>
    <style:style style:name="T22" style:family="text">
      <style:text-properties officeooo:rsid="0052f4b0"/>
    </style:style>
    <style:style style:name="T23" style:family="text">
      <style:text-properties officeooo:rsid="0054498b"/>
    </style:style>
    <style:style style:name="T24" style:family="text">
      <style:text-properties officeooo:rsid="0054e8d2"/>
    </style:style>
    <style:style style:name="T25" style:family="text">
      <style:text-properties officeooo:rsid="00560cc0"/>
    </style:style>
    <style:style style:name="T26" style:family="text">
      <style:text-properties officeooo:rsid="00591e59"/>
    </style:style>
    <style:style style:name="T27" style:family="text">
      <style:text-properties officeooo:rsid="00592dc4"/>
    </style:style>
    <style:style style:name="T28" style:family="text">
      <style:text-properties officeooo:rsid="005ac105"/>
    </style:style>
    <style:style style:name="T29" style:family="text">
      <style:text-properties officeooo:rsid="005c9595"/>
    </style:style>
    <style:style style:name="T30" style:family="text">
      <style:text-properties officeooo:rsid="005eab4a"/>
    </style:style>
    <style:style style:name="T31" style:family="text">
      <style:text-properties officeooo:rsid="0065432b"/>
    </style:style>
    <style:style style:name="T32" style:family="text">
      <style:text-properties officeooo:rsid="006582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8">Notation: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">Registers are denoted <text:span text:style-name="T1">RX</text:span> where <text:span text:style-name="T1">X </text:span><text:span text:style-name="T2">is a number between 0 and 7 inclusive.</text:span></text:p>
            <text:p text:style-name="P10"><text:span text:style-name="T3">Name</text:span><text:span text:style-name="T5">d</text:span><text:span text:style-name="T3"> registers are as follows: </text:span></text:p>
            <text:list xml:id="list2961034121872586122" text:style-name="L2">
              <text:list-item>
                <text:p text:style-name="P11"><text:span text:style-name="T3">Status register: SR</text:span></text:p>
              </text:list-item>
              <text:list-item>
                <text:p text:style-name="P4"><text:span text:style-name="T2">Link register: LR</text:span></text:p>
              </text:list-item>
              <text:list-item>
                <text:p text:style-name="P4"><text:span text:style-name="T2">Stack Pointer: SP</text:span></text:p>
              </text:list-item>
              <text:list-item>
                <text:p text:style-name="P4"><text:span text:style-name="T2">Program Counter: PC</text:span></text:p>
              </text:list-item>
            </text:list>
          </table:table-cell>
          <table:table-cell table:style-name="Table2.B1" office:value-type="string">
            <text:p text:style-name="P7"><text:span text:style-name="T2">Flag Bits Key: <text:line-break/> <text:s/>- </text:span><text:span text:style-name="T5">:</text:span><text:span text:style-name="T2"> unaffected<text:line-break/> <text:s/>1 : set to 1<text:line-break/> <text:s/>0 : set to 0<text:line-break/> <text:s/>? : Affected but value depends on result.</text:span></text:p>
            <text:p text:style-name="P9"><text:span text:style-name="T2">Rd – Destination Register<text:line-break/>Ra – argument register a<text:line-break/>Rb – argument register b<text:line-break/></text:span><text:span text:style-name="T4">Ka – Constant address<text:line-break/>Kd – Constant data<text:line-break/></text:span><text:span text:style-name="T6">[x] – Value contained within 'x'<text:line-break/></text:span><text:span text:style-name="T7">{x} – Location pointed too by 'x'<text:line-break/></text:span><text:span text:style-name="T8">M – The result of a mask operation on the lower </text:span><text:span text:style-name="T10">5</text:span><text:span text:style-name="T9"> bits of the </text:span><text:span text:style-name="T11">SR</text:span></text:p>
          </table:table-cell>
        </table:table-row>
      </table:table>
      <text:p text:style-name="P8"><text:span text:style-name="T4"/></text:p>
      <text:p text:style-name="P6"><text:span text:style-name="T2">Status Register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>Bit</text:p>
          </table:table-cell>
          <table:table-cell table:style-name="Table1.A1" office:value-type="string">
            <text:p text:style-name="P22">Flag</text:p>
          </table:table-cell>
          <table:table-cell table:style-name="Table1.C1" office:value-type="string">
            <text:p text:style-name="P21">Description</text:p>
          </table:table-cell>
        </table:table-row>
        <table:table-row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N</text:p>
          </table:table-cell>
          <table:table-cell table:style-name="Table1.C2" office:value-type="string">
            <text:p text:style-name="P25">Negative Flag – The result of the last operation was negative.</text:p>
          </table:table-cell>
        </table:table-row>
        <table:table-row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4">Z</text:p>
          </table:table-cell>
          <table:table-cell table:style-name="Table1.C2" office:value-type="string">
            <text:p text:style-name="P25">Zero Flag – The result of the last operation was zero.</text:p>
          </table:table-cell>
        </table:table-row>
        <table:table-row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24">O</text:p>
          </table:table-cell>
          <table:table-cell table:style-name="Table1.C2" office:value-type="string">
            <text:p text:style-name="P25">Overflow – The previous operation caused an overflow.</text:p>
          </table:table-cell>
        </table:table-row>
        <table:table-row>
          <table:table-cell table:style-name="Table1.A2" office:value-type="string">
            <text:p text:style-name="P24">3</text:p>
          </table:table-cell>
          <table:table-cell table:style-name="Table1.A2" office:value-type="string">
            <text:p text:style-name="P24">L</text:p>
          </table:table-cell>
          <table:table-cell table:style-name="Table1.C2" office:value-type="string">
            <text:p text:style-name="P25">Less than - the result of the previous compare operation</text:p>
          </table:table-cell>
        </table:table-row>
        <table:table-row>
          <table:table-cell table:style-name="Table1.A2" office:value-type="string">
            <text:p text:style-name="P24">4</text:p>
          </table:table-cell>
          <table:table-cell table:style-name="Table1.A2" office:value-type="string">
            <text:p text:style-name="P24">E</text:p>
          </table:table-cell>
          <table:table-cell table:style-name="Table1.C2" office:value-type="string">
            <text:p text:style-name="P25">Equal to - the result of the previous compare operation</text:p>
          </table:table-cell>
        </table:table-row>
        <table:table-row>
          <table:table-cell table:style-name="Table1.A2" office:value-type="string">
            <text:p text:style-name="P24">5</text:p>
          </table:table-cell>
          <table:table-cell table:style-name="Table1.A2" office:value-type="string">
            <text:p text:style-name="P24">G</text:p>
          </table:table-cell>
          <table:table-cell table:style-name="Table1.C2" office:value-type="string">
            <text:p text:style-name="P25">Greater than - the result of the previous compare operation</text:p>
          </table:table-cell>
        </table:table-row>
        <table:table-row>
          <table:table-cell table:style-name="Table1.A2" office:value-type="string">
            <text:p text:style-name="P37">6</text:p>
          </table:table-cell>
          <table:table-cell table:style-name="Table1.B8" table:number-rows-spanned="2" office:value-type="string">
            <text:p text:style-name="P24">PR</text:p>
          </table:table-cell>
          <table:table-cell table:style-name="Table1.C8" table:number-rows-spanned="2" office:value-type="string">
            <text:p text:style-name="P23">Privilege Bits. These store the security privilege of the currently running code. They are configured by the kernel and from then on are handled only by hardware.</text:p>
          </table:table-cell>
        </table:table-row>
        <table:table-row>
          <table:table-cell table:style-name="Table1.A2" office:value-type="string">
            <text:p text:style-name="P37">7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7">8</text:p>
          </table:table-cell>
          <table:table-cell table:style-name="Table1.A2" office:value-type="string">
            <text:p text:style-name="P24">S</text:p>
          </table:table-cell>
          <table:table-cell table:style-name="Table1.C2" office:value-type="string">
            <text:p text:style-name="P23">Supervisor mode. The Privilege bits may only be configured when this is set to 1. If set then we are running in “super user” mode.</text:p>
          </table:table-cell>
        </table:table-row>
        <table:table-row>
          <table:table-cell table:style-name="Table1.A2" office:value-type="string">
            <text:p text:style-name="P26">9+</text:p>
          </table:table-cell>
          <table:table-cell table:style-name="Table1.A2" office:value-type="string">
            <text:p text:style-name="P24"/>
          </table:table-cell>
          <table:table-cell table:style-name="Table1.C2" office:value-type="string">
            <text:p text:style-name="P27">Reserved for future use.</text:p>
          </table:table-cell>
        </table:table-row>
      </table:table>
      <text:p text:style-name="P5"><text:span text:style-name="T2"/></text:p>
      <text:p text:style-name="P12"><text:span text:style-name="T2"/></text:p>
      <text:p text:style-name="P6">Instruction Set:</text:p>
      <table:table table:name="InstructionSet" table:style-name="InstructionSet">
        <table:table-column table:style-name="InstructionSet.A"/>
        <table:table-column table:style-name="InstructionSet.B"/>
        <table:table-column table:style-name="InstructionSet.C"/>
        <table:table-column table:style-name="InstructionSet.D"/>
        <table:table-column table:style-name="InstructionSet.E"/>
        <table:table-column table:style-name="InstructionSet.F"/>
        <table:table-header-rows>
          <table:table-row>
            <table:table-cell table:style-name="InstructionSet.A1" office:value-type="string">
              <text:p text:style-name="P47">#</text:p>
            </table:table-cell>
            <table:table-cell table:style-name="InstructionSet.A1" office:value-type="string">
              <text:p text:style-name="P47">OPCODE</text:p>
            </table:table-cell>
            <table:table-cell table:style-name="InstructionSet.A1" office:value-type="string">
              <text:p text:style-name="P48">MEMONIC</text:p>
            </table:table-cell>
            <table:table-cell table:style-name="InstructionSet.A1" office:value-type="string">
              <text:p text:style-name="P49">DESCRIPTION</text:p>
            </table:table-cell>
            <table:table-cell table:style-name="InstructionSet.A1" office:value-type="string">
              <text:p text:style-name="P48">FLAGS <text:span text:style-name="T16">ALTERED</text:span></text:p>
            </table:table-cell>
            <table:table-cell table:style-name="InstructionSet.F1" office:value-type="string">
              <text:p text:style-name="P49">FUNCTION</text:p>
            </table:table-cell>
          </table:table-row>
        </table:table-header-rows>
        <table:table-row>
          <table:table-cell table:style-name="InstructionSet.A2" office:value-type="string">
            <text:p text:style-name="P50">00</text:p>
          </table:table-cell>
          <table:table-cell table:style-name="InstructionSet.B2" office:value-type="string">
            <text:p text:style-name="P50">??????</text:p>
          </table:table-cell>
          <table:table-cell table:style-name="InstructionSet.C2" office:value-type="string">
            <text:p text:style-name="P76">BLSLI</text:p>
          </table:table-cell>
          <table:table-cell table:style-name="InstructionSet.D2" office:value-type="string">
            <text:p text:style-name="P53">Logical Shift Left With Immediate</text:p>
          </table:table-cell>
          <table:table-cell table:style-name="InstructionSet.E2" office:value-type="string">
            <text:p text:style-name="P65">N:? <text:s/>Z:? <text:s/>O:? <text:s/>L:- <text:s/>E:- <text:s/>G:-</text:p>
          </table:table-cell>
          <table:table-cell table:style-name="InstructionSet.F2" office:value-type="string">
            <text:p text:style-name="P70">Rd ← <text:span text:style-name="T26">[</text:span>Ra<text:span text:style-name="T26">]</text:span> &lt;&lt; Kd</text:p>
          </table:table-cell>
        </table:table-row>
        <table:table-row>
          <table:table-cell table:style-name="InstructionSet.A2" office:value-type="string">
            <text:p text:style-name="P50">01</text:p>
          </table:table-cell>
          <table:table-cell table:style-name="InstructionSet.B3" office:value-type="string">
            <text:p text:style-name="P51">??????</text:p>
          </table:table-cell>
          <table:table-cell table:style-name="InstructionSet.C3" office:value-type="string">
            <text:p text:style-name="P76">BLSLR</text:p>
          </table:table-cell>
          <table:table-cell table:style-name="InstructionSet.D3" office:value-type="string">
            <text:p text:style-name="P53">Logical Shift Left With Register</text:p>
          </table:table-cell>
          <table:table-cell table:style-name="InstructionSet.E3" office:value-type="string">
            <text:p text:style-name="P67">N:? <text:s/>Z:? <text:s/>O:? <text:s/>L:- <text:s/>E:- <text:s/>G:-</text:p>
          </table:table-cell>
          <table:table-cell table:style-name="InstructionSet.F3" office:value-type="string">
            <text:p text:style-name="P70">Rd ← <text:span text:style-name="T26">[</text:span>Ra<text:span text:style-name="T26">]</text:span> &lt;&lt; [Rb]</text:p>
          </table:table-cell>
        </table:table-row>
        <table:table-row>
          <table:table-cell table:style-name="InstructionSet.A2" office:value-type="string">
            <text:p text:style-name="P50">02</text:p>
          </table:table-cell>
          <table:table-cell table:style-name="InstructionSet.B4" office:value-type="string">
            <text:p text:style-name="P51">??????</text:p>
          </table:table-cell>
          <table:table-cell table:style-name="InstructionSet.C4" office:value-type="string">
            <text:p text:style-name="P76">BLSRI</text:p>
          </table:table-cell>
          <table:table-cell table:style-name="InstructionSet.D4" office:value-type="string">
            <text:p text:style-name="P53">Logical Shift Right with immediate</text:p>
          </table:table-cell>
          <table:table-cell table:style-name="InstructionSet.E4" office:value-type="string">
            <text:p text:style-name="P67">N:? <text:s/>Z:? <text:s/>O:? <text:s/>L:- <text:s/>E:- <text:s/>G:-</text:p>
          </table:table-cell>
          <table:table-cell table:style-name="InstructionSet.F4" office:value-type="string">
            <text:p text:style-name="P28">Rd ← <text:span text:style-name="T26">[</text:span>Ra<text:span text:style-name="T26">]</text:span> <text:span text:style-name="T19">&gt;&gt;</text:span> Kd</text:p>
          </table:table-cell>
        </table:table-row>
        <table:table-row>
          <table:table-cell table:style-name="InstructionSet.A2" office:value-type="string">
            <text:p text:style-name="P50">03</text:p>
          </table:table-cell>
          <table:table-cell table:style-name="InstructionSet.B5" office:value-type="string">
            <text:p text:style-name="P51">??????</text:p>
          </table:table-cell>
          <table:table-cell table:style-name="InstructionSet.C5" office:value-type="string">
            <text:p text:style-name="P76">BLSRR</text:p>
          </table:table-cell>
          <table:table-cell table:style-name="InstructionSet.D5" office:value-type="string">
            <text:p text:style-name="P53">Logical Shift Right with Register</text:p>
          </table:table-cell>
          <table:table-cell table:style-name="InstructionSet.E5" office:value-type="string">
            <text:p text:style-name="P67">N:? <text:s/>Z:? <text:s/>O:? <text:s/>L:- <text:s/>E:- <text:s/>G:-</text:p>
          </table:table-cell>
          <table:table-cell table:style-name="InstructionSet.F5" office:value-type="string">
            <text:p text:style-name="P28">Rd ← <text:span text:style-name="T26">[</text:span>Ra<text:span text:style-name="T26">]</text:span> <text:span text:style-name="T19">&gt;&gt;</text:span> [Rb]</text:p>
          </table:table-cell>
        </table:table-row>
        <table:table-row>
          <table:table-cell table:style-name="InstructionSet.A2" office:value-type="string">
            <text:p text:style-name="P50">04</text:p>
          </table:table-cell>
          <table:table-cell table:style-name="InstructionSet.B6" office:value-type="string">
            <text:p text:style-name="P51">??????</text:p>
          </table:table-cell>
          <table:table-cell table:style-name="InstructionSet.C6" office:value-type="string">
            <text:p text:style-name="P77">BANDI</text:p>
          </table:table-cell>
          <table:table-cell table:style-name="InstructionSet.D6" office:value-type="string">
            <text:p text:style-name="P54">Bitwise AND with immediate</text:p>
          </table:table-cell>
          <table:table-cell table:style-name="InstructionSet.E6" office:value-type="string">
            <text:p text:style-name="P67">N:? <text:s/>Z:? <text:s/>O:? <text:s/>L:- <text:s/>E:- <text:s/>G:-</text:p>
          </table:table-cell>
          <table:table-cell table:style-name="InstructionSet.F6" office:value-type="string">
            <text:p text:style-name="P29">Rd ← <text:span text:style-name="T21">[</text:span>Ra<text:span text:style-name="T21">]</text:span> <text:span text:style-name="T20">^</text:span> <text:span text:style-name="T20">Kd</text:span></text:p>
          </table:table-cell>
        </table:table-row>
        <table:table-row>
          <table:table-cell table:style-name="InstructionSet.A2" office:value-type="string">
            <text:p text:style-name="P50">05</text:p>
          </table:table-cell>
          <table:table-cell table:style-name="InstructionSet.B7" office:value-type="string">
            <text:p text:style-name="P51">??????</text:p>
          </table:table-cell>
          <table:table-cell table:style-name="InstructionSet.C7" office:value-type="string">
            <text:p text:style-name="P77">BANDR</text:p>
          </table:table-cell>
          <table:table-cell table:style-name="InstructionSet.D7" office:value-type="string">
            <text:p text:style-name="P54">Bitwise AND with register</text:p>
          </table:table-cell>
          <table:table-cell table:style-name="InstructionSet.E7" office:value-type="string">
            <text:p text:style-name="P67">N:? <text:s/>Z:? <text:s/>O:? <text:s/>L:- <text:s/>E:- <text:s/>G:-</text:p>
          </table:table-cell>
          <table:table-cell table:style-name="InstructionSet.F7" office:value-type="string">
            <text:p text:style-name="P30">Rd ← <text:span text:style-name="T21">[</text:span>Ra<text:span text:style-name="T21">]</text:span> <text:span text:style-name="T20">^</text:span> <text:span text:style-name="T21">[Rb]</text:span></text:p>
          </table:table-cell>
        </table:table-row>
        <table:table-row>
          <table:table-cell table:style-name="InstructionSet.A2" office:value-type="string">
            <text:p text:style-name="P50">06</text:p>
          </table:table-cell>
          <table:table-cell table:style-name="InstructionSet.B8" office:value-type="string">
            <text:p text:style-name="P51">??????</text:p>
          </table:table-cell>
          <table:table-cell table:style-name="InstructionSet.C8" office:value-type="string">
            <text:p text:style-name="P77">BNADI</text:p>
          </table:table-cell>
          <table:table-cell table:style-name="InstructionSet.D8" office:value-type="string">
            <text:p text:style-name="P54">Bitwise NAND with immediate</text:p>
          </table:table-cell>
          <table:table-cell table:style-name="InstructionSet.E8" office:value-type="string">
            <text:p text:style-name="P67">N:? <text:s/>Z:? <text:s/>O:? <text:s/>L:- <text:s/>E:- <text:s/>G:-</text:p>
          </table:table-cell>
          <table:table-cell table:style-name="InstructionSet.F8" office:value-type="string">
            <text:p text:style-name="P29">Rd ← <text:span text:style-name="T22">[</text:span>Ra<text:span text:style-name="T21">]</text:span> <text:span text:style-name="T23">AND</text:span> <text:span text:style-name="T20">Kd</text:span></text:p>
          </table:table-cell>
        </table:table-row>
        <table:table-row>
          <table:table-cell table:style-name="InstructionSet.A2" office:value-type="string">
            <text:p text:style-name="P50">07</text:p>
          </table:table-cell>
          <table:table-cell table:style-name="InstructionSet.B9" office:value-type="string">
            <text:p text:style-name="P51">??????</text:p>
          </table:table-cell>
          <table:table-cell table:style-name="InstructionSet.C9" office:value-type="string">
            <text:p text:style-name="P77">BNADR</text:p>
          </table:table-cell>
          <table:table-cell table:style-name="InstructionSet.D9" office:value-type="string">
            <text:p text:style-name="P54">Bitwise NAND with register</text:p>
          </table:table-cell>
          <table:table-cell table:style-name="InstructionSet.E9" office:value-type="string">
            <text:p text:style-name="P67">N:? <text:s/>Z:? <text:s/>O:? <text:s/>L:- <text:s/>E:- <text:s/>G:-</text:p>
          </table:table-cell>
          <table:table-cell table:style-name="InstructionSet.F9" office:value-type="string">
            <text:p text:style-name="P31">Rd ← <text:span text:style-name="T22">[</text:span>Ra<text:span text:style-name="T21">]</text:span> <text:span text:style-name="T24">NAND</text:span> <text:span text:style-name="T20">Kd</text:span></text:p>
          </table:table-cell>
        </table:table-row>
        <table:table-row>
          <table:table-cell table:style-name="InstructionSet.A2" office:value-type="string">
            <text:p text:style-name="P50">08</text:p>
          </table:table-cell>
          <table:table-cell table:style-name="InstructionSet.B10" office:value-type="string">
            <text:p text:style-name="P51">??????</text:p>
          </table:table-cell>
          <table:table-cell table:style-name="InstructionSet.C10" office:value-type="string">
            <text:p text:style-name="P77">BIOR<text:span text:style-name="T12">I</text:span></text:p>
          </table:table-cell>
          <table:table-cell table:style-name="InstructionSet.D10" office:value-type="string">
            <text:p text:style-name="P55">Bitwise inclusive OR with immediate</text:p>
          </table:table-cell>
          <table:table-cell table:style-name="InstructionSet.E10" office:value-type="string">
            <text:p text:style-name="P67">N:? <text:s/>Z:? <text:s/>O:? <text:s/>L:- <text:s/>E:- <text:s/>G:-</text:p>
          </table:table-cell>
          <table:table-cell table:style-name="InstructionSet.F10" office:value-type="string">
            <text:p text:style-name="P29">Rd ← <text:span text:style-name="T21">[</text:span>Ra<text:span text:style-name="T21">]</text:span> <text:span text:style-name="T22">OR</text:span> <text:span text:style-name="T20">Kd</text:span></text:p>
          </table:table-cell>
        </table:table-row>
        <table:table-row>
          <table:table-cell table:style-name="InstructionSet.A2" office:value-type="string">
            <text:p text:style-name="P50">09</text:p>
          </table:table-cell>
          <table:table-cell table:style-name="InstructionSet.B11" office:value-type="string">
            <text:p text:style-name="P51">??????</text:p>
          </table:table-cell>
          <table:table-cell table:style-name="InstructionSet.C11" office:value-type="string">
            <text:p text:style-name="P78">BIORR</text:p>
          </table:table-cell>
          <table:table-cell table:style-name="InstructionSet.D11" office:value-type="string">
            <text:p text:style-name="P55">Bitwise inclusive OR with register</text:p>
          </table:table-cell>
          <table:table-cell table:style-name="InstructionSet.E11" office:value-type="string">
            <text:p text:style-name="P67">N:? <text:s/>Z:? <text:s/>O:? <text:s/>L:- <text:s/>E:- <text:s/>G:-</text:p>
          </table:table-cell>
          <table:table-cell table:style-name="InstructionSet.F11" office:value-type="string">
            <text:p text:style-name="P30">Rd ← <text:span text:style-name="T21">[</text:span>Ra<text:span text:style-name="T21">]</text:span> <text:span text:style-name="T22">OR</text:span> <text:span text:style-name="T21">[Rb]</text:span></text:p>
          </table:table-cell>
        </table:table-row>
        <table:table-row>
          <table:table-cell table:style-name="InstructionSet.A2" office:value-type="string">
            <text:p text:style-name="P50">10</text:p>
          </table:table-cell>
          <table:table-cell table:style-name="InstructionSet.B12" office:value-type="string">
            <text:p text:style-name="P51">??????</text:p>
          </table:table-cell>
          <table:table-cell table:style-name="InstructionSet.C12" office:value-type="string">
            <text:p text:style-name="P78">BNORI</text:p>
          </table:table-cell>
          <table:table-cell table:style-name="InstructionSet.D12" office:value-type="string">
            <text:p text:style-name="P55">Bitwise NOR with immediate</text:p>
          </table:table-cell>
          <table:table-cell table:style-name="InstructionSet.E12" office:value-type="string">
            <text:p text:style-name="P67">N:? <text:s/>Z:? <text:s/>O:? <text:s/>L:- <text:s/>E:- <text:s/>G:-</text:p>
          </table:table-cell>
          <table:table-cell table:style-name="InstructionSet.F12" office:value-type="string">
            <text:p text:style-name="P29">Rd ← <text:span text:style-name="T21">[</text:span>Ra<text:span text:style-name="T21">]</text:span> <text:span text:style-name="T22">NOR</text:span> <text:span text:style-name="T20">Kd</text:span></text:p>
          </table:table-cell>
        </table:table-row>
        <table:table-row>
          <table:table-cell table:style-name="InstructionSet.A2" office:value-type="string">
            <text:p text:style-name="P50">11</text:p>
          </table:table-cell>
          <table:table-cell table:style-name="InstructionSet.B13" office:value-type="string">
            <text:p text:style-name="P51">??????</text:p>
          </table:table-cell>
          <table:table-cell table:style-name="InstructionSet.C13" office:value-type="string">
            <text:p text:style-name="P78">BNORR</text:p>
          </table:table-cell>
          <table:table-cell table:style-name="InstructionSet.D13" office:value-type="string">
            <text:p text:style-name="P55">Bitwise NOR with register</text:p>
          </table:table-cell>
          <table:table-cell table:style-name="InstructionSet.E13" office:value-type="string">
            <text:p text:style-name="P67">N:? <text:s/>Z:? <text:s/>O:? <text:s/>L:- <text:s/>E:- <text:s/>G:-</text:p>
          </table:table-cell>
          <table:table-cell table:style-name="InstructionSet.F13" office:value-type="string">
            <text:p text:style-name="P30">Rd ← <text:span text:style-name="T21">[</text:span>Ra<text:span text:style-name="T21">]</text:span> <text:span text:style-name="T22">NOR</text:span> <text:span text:style-name="T21">[Rb]</text:span></text:p>
          </table:table-cell>
        </table:table-row>
        <table:table-row>
          <table:table-cell table:style-name="InstructionSet.A2" office:value-type="string">
            <text:p text:style-name="P50">12</text:p>
          </table:table-cell>
          <table:table-cell table:style-name="InstructionSet.B14" office:value-type="string">
            <text:p text:style-name="P51">??????</text:p>
          </table:table-cell>
          <table:table-cell table:style-name="InstructionSet.C14" office:value-type="string">
            <text:p text:style-name="P78">BXORI</text:p>
          </table:table-cell>
          <table:table-cell table:style-name="InstructionSet.D14" office:value-type="string">
            <text:p text:style-name="P55">Bitwise XOR with immediate</text:p>
          </table:table-cell>
          <table:table-cell table:style-name="InstructionSet.E14" office:value-type="string">
            <text:p text:style-name="P67">N:? <text:s/>Z:? <text:s/>O:? <text:s/>L:- <text:s/>E:- <text:s/>G:-</text:p>
          </table:table-cell>
          <table:table-cell table:style-name="InstructionSet.F14" office:value-type="string">
            <text:p text:style-name="P29">Rd ← <text:span text:style-name="T21">[</text:span>Ra<text:span text:style-name="T21">]</text:span> <text:span text:style-name="T23">XOR</text:span> <text:span text:style-name="T20">Kd</text:span></text:p>
          </table:table-cell>
        </table:table-row>
        <table:table-row>
          <table:table-cell table:style-name="InstructionSet.A2" office:value-type="string">
            <text:p text:style-name="P50">13</text:p>
          </table:table-cell>
          <table:table-cell table:style-name="InstructionSet.B15" office:value-type="string">
            <text:p text:style-name="P51">??????</text:p>
          </table:table-cell>
          <table:table-cell table:style-name="InstructionSet.C15" office:value-type="string">
            <text:p text:style-name="P78">BXORR</text:p>
          </table:table-cell>
          <table:table-cell table:style-name="InstructionSet.D15" office:value-type="string">
            <text:p text:style-name="P55">Bitwise XOR with register</text:p>
          </table:table-cell>
          <table:table-cell table:style-name="InstructionSet.E15" office:value-type="string">
            <text:p text:style-name="P67">N:? <text:s/>Z:? <text:s/>O:? <text:s/>L:- <text:s/>E:- <text:s/>G:-</text:p>
          </table:table-cell>
          <table:table-cell table:style-name="InstructionSet.F15" office:value-type="string">
            <text:p text:style-name="P30">Rd ← <text:span text:style-name="T21">[</text:span>Ra<text:span text:style-name="T21">]</text:span> <text:span text:style-name="T23">XOR</text:span> <text:span text:style-name="T21">[Rb]</text:span></text:p>
          </table:table-cell>
        </table:table-row>
        <table:table-row>
          <table:table-cell table:style-name="InstructionSet.A2" office:value-type="string">
            <text:p text:style-name="P50">14</text:p>
          </table:table-cell>
          <table:table-cell table:style-name="InstructionSet.B16" office:value-type="string">
            <text:p text:style-name="P51">??????</text:p>
          </table:table-cell>
          <table:table-cell table:style-name="InstructionSet.C16" office:value-type="string">
            <text:p text:style-name="P78">BNOTR</text:p>
          </table:table-cell>
          <table:table-cell table:style-name="InstructionSet.D16" office:value-type="string">
            <text:p text:style-name="P55">Bitwise NOT</text:p>
          </table:table-cell>
          <table:table-cell table:style-name="InstructionSet.E16" office:value-type="string">
            <text:p text:style-name="P67">N:? <text:s/>Z:? <text:s/>O:? <text:s/>L:- <text:s/>E:- <text:s/>G:-</text:p>
          </table:table-cell>
          <table:table-cell table:style-name="InstructionSet.F16" office:value-type="string">
            <text:p text:style-name="P32">Rd ← <text:span text:style-name="T25">NOT [</text:span>Ra<text:span text:style-name="T21">]</text:span></text:p>
          </table:table-cell>
        </table:table-row>
        <table:table-row>
          <table:table-cell table:style-name="InstructionSet.A17" office:value-type="string">
            <text:p text:style-name="P50">15</text:p>
          </table:table-cell>
          <table:table-cell table:style-name="InstructionSet.B17" office:value-type="string">
            <text:p text:style-name="P51">??????</text:p>
          </table:table-cell>
          <table:table-cell table:style-name="InstructionSet.C17" office:value-type="string">
            <text:p text:style-name="P79">AASLI</text:p>
          </table:table-cell>
          <table:table-cell table:style-name="InstructionSet.D17" office:value-type="string">
            <text:p text:style-name="P56">Arithmetic shift left with immediate</text:p>
          </table:table-cell>
          <table:table-cell table:style-name="InstructionSet.E17" office:value-type="string">
            <text:p text:style-name="P67">N:? <text:s/>Z:? <text:s/>O:? <text:s/>L:- <text:s/>E:- <text:s/>G:-</text:p>
          </table:table-cell>
          <table:table-cell table:style-name="InstructionSet.F17" office:value-type="string">
            <text:p text:style-name="P28">Rd ← <text:span text:style-name="T26">[</text:span>Ra<text:span text:style-name="T26">]</text:span> &lt; Kd</text:p>
          </table:table-cell>
        </table:table-row>
        <table:table-row>
          <table:table-cell table:style-name="InstructionSet.A17" office:value-type="string">
            <text:p text:style-name="P50">16</text:p>
          </table:table-cell>
          <table:table-cell table:style-name="InstructionSet.B18" office:value-type="string">
            <text:p text:style-name="P15">??????</text:p>
          </table:table-cell>
          <table:table-cell table:style-name="InstructionSet.C18" office:value-type="string">
            <text:p text:style-name="P79">AASLR</text:p>
          </table:table-cell>
          <table:table-cell table:style-name="InstructionSet.D18" office:value-type="string">
            <text:p text:style-name="P56">Arithmetic shift left with register</text:p>
          </table:table-cell>
          <table:table-cell table:style-name="InstructionSet.E18" office:value-type="string">
            <text:p text:style-name="P67">N:? <text:s/>Z:? <text:s/>O:? <text:s/>L:- <text:s/>E:- <text:s/>G:-</text:p>
          </table:table-cell>
          <table:table-cell table:style-name="InstructionSet.F18" office:value-type="string">
            <text:p text:style-name="P28">Rd ← <text:span text:style-name="T26">[</text:span>Ra<text:span text:style-name="T26">]</text:span> &lt; [Rb]</text:p>
          </table:table-cell>
        </table:table-row>
        <table:table-row>
          <table:table-cell table:style-name="InstructionSet.A17" office:value-type="string">
            <text:p text:style-name="P50">17</text:p>
          </table:table-cell>
          <table:table-cell table:style-name="InstructionSet.B19" office:value-type="string">
            <text:p text:style-name="P15">??????</text:p>
          </table:table-cell>
          <table:table-cell table:style-name="InstructionSet.C19" office:value-type="string">
            <text:p text:style-name="P79">AASRI</text:p>
          </table:table-cell>
          <table:table-cell table:style-name="InstructionSet.D19" office:value-type="string">
            <text:p text:style-name="P56">Arithmetic shift left with immediate</text:p>
          </table:table-cell>
          <table:table-cell table:style-name="InstructionSet.E19" office:value-type="string">
            <text:p text:style-name="P67">N:? <text:s/>Z:? <text:s/>O:? <text:s/>L:- <text:s/>E:- <text:s/>G:-</text:p>
          </table:table-cell>
          <table:table-cell table:style-name="InstructionSet.F19" office:value-type="string">
            <text:p text:style-name="P28">Rd ← <text:span text:style-name="T26">[</text:span>Ra<text:span text:style-name="T26">]</text:span> <text:span text:style-name="T19">&gt;</text:span> Kd</text:p>
          </table:table-cell>
        </table:table-row>
        <table:table-row>
          <table:table-cell table:style-name="InstructionSet.A17" office:value-type="string">
            <text:p text:style-name="P50">18</text:p>
          </table:table-cell>
          <table:table-cell table:style-name="InstructionSet.B20" office:value-type="string">
            <text:p text:style-name="P15">??????</text:p>
          </table:table-cell>
          <table:table-cell table:style-name="InstructionSet.C20" office:value-type="string">
            <text:p text:style-name="P79">AASRR</text:p>
          </table:table-cell>
          <table:table-cell table:style-name="InstructionSet.D20" office:value-type="string">
            <text:p text:style-name="P56">Arithmetic shift right with register</text:p>
          </table:table-cell>
          <table:table-cell table:style-name="InstructionSet.E20" office:value-type="string">
            <text:p text:style-name="P67">N:? <text:s/>Z:? <text:s/>O:? <text:s/>L:- <text:s/>E:- <text:s/>G:-</text:p>
          </table:table-cell>
          <table:table-cell table:style-name="InstructionSet.F20" office:value-type="string">
            <text:p text:style-name="P28">Rd ← <text:span text:style-name="T26">[</text:span>Ra<text:span text:style-name="T26">]</text:span> <text:span text:style-name="T19">&gt;</text:span> [Rb]</text:p>
          </table:table-cell>
        </table:table-row>
        <table:table-row>
          <table:table-cell table:style-name="InstructionSet.A17" office:value-type="string">
            <text:p text:style-name="P50">19</text:p>
          </table:table-cell>
          <table:table-cell table:style-name="InstructionSet.B21" office:value-type="string">
            <text:p text:style-name="P15">??????</text:p>
          </table:table-cell>
          <table:table-cell table:style-name="InstructionSet.C21" office:value-type="string">
            <text:p text:style-name="P80">AADDI</text:p>
          </table:table-cell>
          <table:table-cell table:style-name="InstructionSet.D21" office:value-type="string">
            <text:p text:style-name="P57">Add with immediate</text:p>
          </table:table-cell>
          <table:table-cell table:style-name="InstructionSet.E21" office:value-type="string">
            <text:p text:style-name="P67">N:? <text:s/>Z:? <text:s/>O:? <text:s/>L:- <text:s/>E:- <text:s/>G:-</text:p>
          </table:table-cell>
          <table:table-cell table:style-name="InstructionSet.F21" office:value-type="string">
            <text:p text:style-name="P33">Rd ← <text:span text:style-name="T26">[</text:span>Ra<text:span text:style-name="T26">]</text:span> <text:span text:style-name="T26">+</text:span> Kd</text:p>
          </table:table-cell>
        </table:table-row>
        <table:table-row>
          <table:table-cell table:style-name="InstructionSet.A17" office:value-type="string">
            <text:p text:style-name="P50">20</text:p>
          </table:table-cell>
          <table:table-cell table:style-name="InstructionSet.B22" office:value-type="string">
            <text:p text:style-name="P15">??????</text:p>
          </table:table-cell>
          <table:table-cell table:style-name="InstructionSet.C22" office:value-type="string">
            <text:p text:style-name="P80">AADDR</text:p>
          </table:table-cell>
          <table:table-cell table:style-name="InstructionSet.D22" office:value-type="string">
            <text:p text:style-name="P57">Add with register</text:p>
          </table:table-cell>
          <table:table-cell table:style-name="InstructionSet.E22" office:value-type="string">
            <text:p text:style-name="P67">N:? <text:s/>Z:? <text:s/>O:? <text:s/>L:- <text:s/>E:- <text:s/>G:-</text:p>
          </table:table-cell>
          <table:table-cell table:style-name="InstructionSet.F22" office:value-type="string">
            <text:p text:style-name="P34">Rd ← <text:span text:style-name="T26">[</text:span>Ra<text:span text:style-name="T26">]</text:span> <text:span text:style-name="T27">+</text:span> [Rb]</text:p>
          </table:table-cell>
        </table:table-row>
        <table:table-row>
          <table:table-cell table:style-name="InstructionSet.A17" office:value-type="string">
            <text:p text:style-name="P50">21</text:p>
          </table:table-cell>
          <table:table-cell table:style-name="InstructionSet.B23" office:value-type="string">
            <text:p text:style-name="P15">??????</text:p>
          </table:table-cell>
          <table:table-cell table:style-name="InstructionSet.C23" office:value-type="string">
            <text:p text:style-name="P38">A<text:span text:style-name="T13">SUB</text:span>I</text:p>
          </table:table-cell>
          <table:table-cell table:style-name="InstructionSet.D23" office:value-type="string">
            <text:p text:style-name="P17"><text:span text:style-name="T13">Subtract</text:span> with immediate</text:p>
          </table:table-cell>
          <table:table-cell table:style-name="InstructionSet.E23" office:value-type="string">
            <text:p text:style-name="P67">N:? <text:s/>Z:? <text:s/>O:? <text:s/>L:- <text:s/>E:- <text:s/>G:-</text:p>
          </table:table-cell>
          <table:table-cell table:style-name="InstructionSet.F23" office:value-type="string">
            <text:p text:style-name="P33">Rd ← <text:span text:style-name="T26">[</text:span>Ra<text:span text:style-name="T26">]</text:span> - Kd</text:p>
          </table:table-cell>
        </table:table-row>
        <table:table-row>
          <table:table-cell table:style-name="InstructionSet.A17" office:value-type="string">
            <text:p text:style-name="P50">22</text:p>
          </table:table-cell>
          <table:table-cell table:style-name="InstructionSet.B24" office:value-type="string">
            <text:p text:style-name="P15">??????</text:p>
          </table:table-cell>
          <table:table-cell table:style-name="InstructionSet.C24" office:value-type="string">
            <text:p text:style-name="P38">A<text:span text:style-name="T13">SUB</text:span>R</text:p>
          </table:table-cell>
          <table:table-cell table:style-name="InstructionSet.D24" office:value-type="string">
            <text:p text:style-name="P17"><text:span text:style-name="T13">Subtract</text:span> with register</text:p>
          </table:table-cell>
          <table:table-cell table:style-name="InstructionSet.E24" office:value-type="string">
            <text:p text:style-name="P67">N:? <text:s/>Z:? <text:s/>O:? <text:s/>L:- <text:s/>E:- <text:s/>G:-</text:p>
          </table:table-cell>
          <table:table-cell table:style-name="InstructionSet.F24" office:value-type="string">
            <text:p text:style-name="P34">Rd ← <text:span text:style-name="T26">[</text:span>Ra<text:span text:style-name="T26">]</text:span> - [Rb]</text:p>
          </table:table-cell>
        </table:table-row>
        <table:table-row>
          <table:table-cell table:style-name="InstructionSet.A17" office:value-type="string">
            <text:p text:style-name="P50">23</text:p>
          </table:table-cell>
          <table:table-cell table:style-name="InstructionSet.B25" office:value-type="string">
            <text:p text:style-name="P15">??????</text:p>
          </table:table-cell>
          <table:table-cell table:style-name="InstructionSet.C25" office:value-type="string">
            <text:p text:style-name="P39">AMULI</text:p>
          </table:table-cell>
          <table:table-cell table:style-name="InstructionSet.D25" office:value-type="string">
            <text:p text:style-name="P17"><text:span text:style-name="T13">Multiply</text:span> with immediate</text:p>
          </table:table-cell>
          <table:table-cell table:style-name="InstructionSet.E25" office:value-type="string">
            <text:p text:style-name="P67">N:? <text:s/>Z:? <text:s/>O:? <text:s/>L:- <text:s/>E:- <text:s/>G:-</text:p>
          </table:table-cell>
          <table:table-cell table:style-name="InstructionSet.F25" office:value-type="string">
            <text:p text:style-name="P33">Rd ← <text:span text:style-name="T26">[</text:span>Ra<text:span text:style-name="T26">]</text:span> * Kd</text:p>
          </table:table-cell>
        </table:table-row>
        <text:soft-page-break/>
        <table:table-row>
          <table:table-cell table:style-name="InstructionSet.A17" office:value-type="string">
            <text:p text:style-name="P50">24</text:p>
          </table:table-cell>
          <table:table-cell table:style-name="InstructionSet.B26" office:value-type="string">
            <text:p text:style-name="P15">??????</text:p>
          </table:table-cell>
          <table:table-cell table:style-name="InstructionSet.C26" office:value-type="string">
            <text:p text:style-name="P40">A<text:span text:style-name="T13">MUL</text:span>R</text:p>
          </table:table-cell>
          <table:table-cell table:style-name="InstructionSet.D26" office:value-type="string">
            <text:p text:style-name="P17"><text:span text:style-name="T13">Multiply</text:span> with register</text:p>
          </table:table-cell>
          <table:table-cell table:style-name="InstructionSet.E26" office:value-type="string">
            <text:p text:style-name="P67">N:? <text:s/>Z:? <text:s/>O:? <text:s/>L:- <text:s/>E:- <text:s/>G:-</text:p>
          </table:table-cell>
          <table:table-cell table:style-name="InstructionSet.F26" office:value-type="string">
            <text:p text:style-name="P34">Rd ← <text:span text:style-name="T26">[</text:span>Ra<text:span text:style-name="T26">]</text:span> * [Rb]</text:p>
          </table:table-cell>
        </table:table-row>
        <table:table-row>
          <table:table-cell table:style-name="InstructionSet.A17" office:value-type="string">
            <text:p text:style-name="P50">25</text:p>
          </table:table-cell>
          <table:table-cell table:style-name="InstructionSet.B27" office:value-type="string">
            <text:p text:style-name="P15">??????</text:p>
          </table:table-cell>
          <table:table-cell table:style-name="InstructionSet.C27" office:value-type="string">
            <text:p text:style-name="P41">ADIVI</text:p>
          </table:table-cell>
          <table:table-cell table:style-name="InstructionSet.D27" office:value-type="string">
            <text:p text:style-name="P17"><text:span text:style-name="T27">Integer Divide</text:span> with immediate</text:p>
          </table:table-cell>
          <table:table-cell table:style-name="InstructionSet.E27" office:value-type="string">
            <text:p text:style-name="P67">N:? <text:s/>Z:? <text:s/>O:? <text:s/>L:- <text:s/>E:- <text:s/>G:-</text:p>
          </table:table-cell>
          <table:table-cell table:style-name="InstructionSet.F27" office:value-type="string">
            <text:p text:style-name="P33">Rd ← <text:span text:style-name="T26">[</text:span>Ra<text:span text:style-name="T26">]</text:span> / Kd</text:p>
          </table:table-cell>
        </table:table-row>
        <table:table-row>
          <table:table-cell table:style-name="InstructionSet.A17" office:value-type="string">
            <text:p text:style-name="P50">26</text:p>
          </table:table-cell>
          <table:table-cell table:style-name="InstructionSet.B28" office:value-type="string">
            <text:p text:style-name="P15">??????</text:p>
          </table:table-cell>
          <table:table-cell table:style-name="InstructionSet.C28" office:value-type="string">
            <text:p text:style-name="P40">A<text:span text:style-name="T13">DIV</text:span>R</text:p>
          </table:table-cell>
          <table:table-cell table:style-name="InstructionSet.D28" office:value-type="string">
            <text:p text:style-name="P17"><text:span text:style-name="T27">Integer Divide</text:span> with register</text:p>
          </table:table-cell>
          <table:table-cell table:style-name="InstructionSet.E28" office:value-type="string">
            <text:p text:style-name="P67">N:? <text:s/>Z:? <text:s/>O:? <text:s/>L:- <text:s/>E:- <text:s/>G:-</text:p>
          </table:table-cell>
          <table:table-cell table:style-name="InstructionSet.F28" office:value-type="string">
            <text:p text:style-name="P34">Rd ← <text:span text:style-name="T26">[</text:span>Ra<text:span text:style-name="T26">]</text:span> / [Rb]</text:p>
          </table:table-cell>
        </table:table-row>
        <table:table-row>
          <table:table-cell table:style-name="InstructionSet.A29" office:value-type="string">
            <text:p text:style-name="P50">27</text:p>
          </table:table-cell>
          <table:table-cell table:style-name="InstructionSet.B29" office:value-type="string">
            <text:p text:style-name="P15">??????</text:p>
          </table:table-cell>
          <table:table-cell table:style-name="InstructionSet.C29" office:value-type="string">
            <text:p text:style-name="P81">MLRFI</text:p>
          </table:table-cell>
          <table:table-cell table:style-name="InstructionSet.D29" office:value-type="string">
            <text:p text:style-name="P58">Load to register from immediate</text:p>
          </table:table-cell>
          <table:table-cell table:style-name="InstructionSet.E29" office:value-type="string">
            <text:p text:style-name="P67">N:? <text:s/>Z:? <text:s/>O:- <text:s/>L:- <text:s/>E:- <text:s/>G:-</text:p>
          </table:table-cell>
          <table:table-cell table:style-name="InstructionSet.F29" office:value-type="string">
            <text:p text:style-name="P35">Rd ← <text:span text:style-name="T28">{</text:span>Kd<text:span text:style-name="T28">}</text:span></text:p>
          </table:table-cell>
        </table:table-row>
        <table:table-row>
          <table:table-cell table:style-name="InstructionSet.A29" office:value-type="string">
            <text:p text:style-name="P50">28</text:p>
          </table:table-cell>
          <table:table-cell table:style-name="InstructionSet.B30" office:value-type="string">
            <text:p text:style-name="P15">??????</text:p>
          </table:table-cell>
          <table:table-cell table:style-name="InstructionSet.C30" office:value-type="string">
            <text:p text:style-name="P81">MLIRO</text:p>
          </table:table-cell>
          <table:table-cell table:style-name="InstructionSet.D30" office:value-type="string">
            <text:p text:style-name="P58">Load to register from immediate with register offset</text:p>
          </table:table-cell>
          <table:table-cell table:style-name="InstructionSet.E30" office:value-type="string">
            <text:p text:style-name="P67">N:? <text:s/>Z:? <text:s/>O:- <text:s/>L:- <text:s/>E:- <text:s/>G:-</text:p>
          </table:table-cell>
          <table:table-cell table:style-name="InstructionSet.F30" office:value-type="string">
            <text:p text:style-name="P36">Rd ← <text:span text:style-name="T28">{</text:span>Kd <text:span text:style-name="T29">+ [Ra]}</text:span></text:p>
          </table:table-cell>
        </table:table-row>
        <table:table-row>
          <table:table-cell table:style-name="InstructionSet.A29" office:value-type="string">
            <text:p text:style-name="P50">29</text:p>
          </table:table-cell>
          <table:table-cell table:style-name="InstructionSet.B31" office:value-type="string">
            <text:p text:style-name="P15">??????</text:p>
          </table:table-cell>
          <table:table-cell table:style-name="InstructionSet.C31" office:value-type="string">
            <text:p text:style-name="P81">MLRRO</text:p>
          </table:table-cell>
          <table:table-cell table:style-name="InstructionSet.D31" office:value-type="string">
            <text:p text:style-name="P58">Load to register from register with register offset</text:p>
          </table:table-cell>
          <table:table-cell table:style-name="InstructionSet.E31" office:value-type="string">
            <text:p text:style-name="P67">N:? <text:s/>Z:? <text:s/>O:- <text:s/>L:- <text:s/>E:- <text:s/>G:-</text:p>
          </table:table-cell>
          <table:table-cell table:style-name="InstructionSet.F31" office:value-type="string">
            <text:p text:style-name="P36">Rd ← <text:span text:style-name="T28">{[Ra]</text:span> <text:span text:style-name="T29">+ [Rb]}</text:span></text:p>
          </table:table-cell>
        </table:table-row>
        <table:table-row>
          <table:table-cell table:style-name="InstructionSet.A29" office:value-type="string">
            <text:p text:style-name="P50">30</text:p>
          </table:table-cell>
          <table:table-cell table:style-name="InstructionSet.B32" office:value-type="string">
            <text:p text:style-name="P15">??????</text:p>
          </table:table-cell>
          <table:table-cell table:style-name="InstructionSet.C32" office:value-type="string">
            <text:p text:style-name="P42">MSRAI</text:p>
          </table:table-cell>
          <table:table-cell table:style-name="InstructionSet.D32" office:value-type="string">
            <text:p text:style-name="P14"><text:span text:style-name="T14">Store register</text:span> <text:span text:style-name="T14">at</text:span> immediate</text:p>
          </table:table-cell>
          <table:table-cell table:style-name="InstructionSet.E32" office:value-type="string">
            <text:p text:style-name="P67">N:- <text:s/>Z:- <text:s/>O:- <text:s/>L:- <text:s/>E:- <text:s/>G:-</text:p>
          </table:table-cell>
          <table:table-cell table:style-name="InstructionSet.F32" office:value-type="string">
            <text:p text:style-name="P71">{Kd} ← [Rd]</text:p>
          </table:table-cell>
        </table:table-row>
        <table:table-row>
          <table:table-cell table:style-name="InstructionSet.A29" office:value-type="string">
            <text:p text:style-name="P50">31</text:p>
          </table:table-cell>
          <table:table-cell table:style-name="InstructionSet.B33" office:value-type="string">
            <text:p text:style-name="P15">??????</text:p>
          </table:table-cell>
          <table:table-cell table:style-name="InstructionSet.C33" office:value-type="string">
            <text:p text:style-name="P43">MSIRO</text:p>
          </table:table-cell>
          <table:table-cell table:style-name="InstructionSet.D33" office:value-type="string">
            <text:p text:style-name="P18"><text:span text:style-name="T14">Store register</text:span> <text:span text:style-name="T14">at</text:span> immediate <text:span text:style-name="T15">with register offset</text:span></text:p>
          </table:table-cell>
          <table:table-cell table:style-name="InstructionSet.E33" office:value-type="string">
            <text:p text:style-name="P67">N:- <text:s/>Z:- <text:s/>O:- <text:s/>L:- <text:s/>E:- <text:s/>G:-</text:p>
          </table:table-cell>
          <table:table-cell table:style-name="InstructionSet.F33" office:value-type="string">
            <text:p text:style-name="P71">{Kd + [Ra]} ← [Rd]</text:p>
          </table:table-cell>
        </table:table-row>
        <table:table-row>
          <table:table-cell table:style-name="InstructionSet.A29" office:value-type="string">
            <text:p text:style-name="P50">32</text:p>
          </table:table-cell>
          <table:table-cell table:style-name="InstructionSet.B34" office:value-type="string">
            <text:p text:style-name="P15">??????</text:p>
          </table:table-cell>
          <table:table-cell table:style-name="InstructionSet.C34" office:value-type="string">
            <text:p text:style-name="P43">MSRRO</text:p>
          </table:table-cell>
          <table:table-cell table:style-name="InstructionSet.D34" office:value-type="string">
            <text:p text:style-name="P18"><text:span text:style-name="T14">Store register</text:span> <text:span text:style-name="T14">at</text:span> <text:span text:style-name="T15">register with register offset</text:span></text:p>
          </table:table-cell>
          <table:table-cell table:style-name="InstructionSet.E34" office:value-type="string">
            <text:p text:style-name="P67">N:- <text:s/>Z:- <text:s/>O:- <text:s/>L:- <text:s/>E:- <text:s/>G:-</text:p>
          </table:table-cell>
          <table:table-cell table:style-name="InstructionSet.F34" office:value-type="string">
            <text:p text:style-name="P71">{[Ra] + [R<text:span text:style-name="T30">b</text:span>]} ← [Rd]</text:p>
          </table:table-cell>
        </table:table-row>
        <table:table-row>
          <table:table-cell table:style-name="InstructionSet.A35" office:value-type="string">
            <text:p text:style-name="P50">33</text:p>
          </table:table-cell>
          <table:table-cell table:style-name="InstructionSet.B35" office:value-type="string">
            <text:p text:style-name="P15">??????</text:p>
          </table:table-cell>
          <table:table-cell table:style-name="InstructionSet.C35" office:value-type="string">
            <text:p text:style-name="P82">BRANI</text:p>
          </table:table-cell>
          <table:table-cell table:style-name="InstructionSet.D35" office:value-type="string">
            <text:p text:style-name="P59">Branch to immediate address</text:p>
          </table:table-cell>
          <table:table-cell table:style-name="InstructionSet.E35" office:value-type="string">
            <text:p text:style-name="P66">N:- <text:s/>Z:- <text:s/>O:- <text:s/>L:- <text:s/>E:- <text:s/>G:-</text:p>
          </table:table-cell>
          <table:table-cell table:style-name="InstructionSet.F35" office:value-type="string">
            <text:p text:style-name="P72">PC ← Kd</text:p>
          </table:table-cell>
        </table:table-row>
        <table:table-row>
          <table:table-cell table:style-name="InstructionSet.A35" office:value-type="string">
            <text:p text:style-name="P50">34</text:p>
          </table:table-cell>
          <table:table-cell table:style-name="InstructionSet.B36" office:value-type="string">
            <text:p text:style-name="P15">??????</text:p>
          </table:table-cell>
          <table:table-cell table:style-name="InstructionSet.C36" office:value-type="string">
            <text:p text:style-name="P82">BRANR</text:p>
          </table:table-cell>
          <table:table-cell table:style-name="InstructionSet.D36" office:value-type="string">
            <text:p text:style-name="P59">Branch to address in register</text:p>
          </table:table-cell>
          <table:table-cell table:style-name="InstructionSet.E36" office:value-type="string">
            <text:p text:style-name="P66">N:- <text:s/>Z:- <text:s/>O:- <text:s/>L:- <text:s/>E:- <text:s/>G:-</text:p>
          </table:table-cell>
          <table:table-cell table:style-name="InstructionSet.F36" office:value-type="string">
            <text:p text:style-name="P72">PC ← {Ra}</text:p>
          </table:table-cell>
        </table:table-row>
        <table:table-row>
          <table:table-cell table:style-name="InstructionSet.A35" office:value-type="string">
            <text:p text:style-name="P50">35</text:p>
          </table:table-cell>
          <table:table-cell table:style-name="InstructionSet.B37" office:value-type="string">
            <text:p text:style-name="P15">??????</text:p>
          </table:table-cell>
          <table:table-cell table:style-name="InstructionSet.C37" office:value-type="string">
            <text:p text:style-name="P82">BRWMI</text:p>
          </table:table-cell>
          <table:table-cell table:style-name="InstructionSet.D37" office:value-type="string">
            <text:p text:style-name="P59">Branch with mask to immediate address</text:p>
          </table:table-cell>
          <table:table-cell table:style-name="InstructionSet.E37" office:value-type="string">
            <text:p text:style-name="P66">N:- <text:s/>Z:- <text:s/>O:- <text:s/>L:- <text:s/>E:- <text:s/>G:-</text:p>
          </table:table-cell>
          <table:table-cell table:style-name="InstructionSet.F37" office:value-type="string">
            <text:p text:style-name="P72">PC ← {Ra} ? M!=0</text:p>
          </table:table-cell>
        </table:table-row>
        <table:table-row>
          <table:table-cell table:style-name="InstructionSet.A35" office:value-type="string">
            <text:p text:style-name="P50">36</text:p>
          </table:table-cell>
          <table:table-cell table:style-name="InstructionSet.B38" office:value-type="string">
            <text:p text:style-name="P15">??????</text:p>
          </table:table-cell>
          <table:table-cell table:style-name="InstructionSet.C38" office:value-type="string">
            <text:p text:style-name="P83">CALLR</text:p>
          </table:table-cell>
          <table:table-cell table:style-name="InstructionSet.D38" office:value-type="string">
            <text:p text:style-name="P60">Call subroutine starting add address in register. Push PC to LR</text:p>
          </table:table-cell>
          <table:table-cell table:style-name="InstructionSet.E38" office:value-type="string">
            <text:p text:style-name="P66">N:- <text:s/>Z:- <text:s/>O:- <text:s/>L:- <text:s/>E:- <text:s/>G:-</text:p>
          </table:table-cell>
          <table:table-cell table:style-name="InstructionSet.F38" office:value-type="string">
            <text:p text:style-name="P73"><text:span text:style-name="T31">LR ← [</text:span>PC<text:span text:style-name="T32">]</text:span>; <text:s/><text:span text:style-name="T31">PC</text:span> ← {Ra}</text:p>
          </table:table-cell>
        </table:table-row>
        <table:table-row>
          <table:table-cell table:style-name="InstructionSet.A35" office:value-type="string">
            <text:p text:style-name="P50">37</text:p>
          </table:table-cell>
          <table:table-cell table:style-name="InstructionSet.B39" office:value-type="string">
            <text:p text:style-name="P15">??????</text:p>
          </table:table-cell>
          <table:table-cell table:style-name="InstructionSet.C39" office:value-type="string">
            <text:p text:style-name="P83">CARET</text:p>
          </table:table-cell>
          <table:table-cell table:style-name="InstructionSet.D39" office:value-type="string">
            <text:p text:style-name="P60">Call Return – Return from Subroutine</text:p>
          </table:table-cell>
          <table:table-cell table:style-name="InstructionSet.E39" office:value-type="string">
            <text:p text:style-name="P66">N:- <text:s/>Z:- <text:s/>O:- <text:s/>L:- <text:s/>E:- <text:s/>G:-</text:p>
          </table:table-cell>
          <table:table-cell table:style-name="InstructionSet.F39" office:value-type="string">
            <text:p text:style-name="P74">PC ← [LR]</text:p>
          </table:table-cell>
        </table:table-row>
        <table:table-row>
          <table:table-cell table:style-name="InstructionSet.A40" office:value-type="string">
            <text:p text:style-name="P50">38</text:p>
          </table:table-cell>
          <table:table-cell table:style-name="InstructionSet.B40" office:value-type="string">
            <text:p text:style-name="P15">??????</text:p>
          </table:table-cell>
          <table:table-cell table:style-name="InstructionSet.C40" office:value-type="string">
            <text:p text:style-name="P84">STPSH</text:p>
          </table:table-cell>
          <table:table-cell table:style-name="InstructionSet.D40" office:value-type="string">
            <text:p text:style-name="P61">Push register to stack. Increment stack pointer.</text:p>
          </table:table-cell>
          <table:table-cell table:style-name="InstructionSet.E40" office:value-type="string">
            <text:p text:style-name="P66">N:- <text:s/>Z:- <text:s/>O:- <text:s/>L:- <text:s/>E:- <text:s/>G:-</text:p>
          </table:table-cell>
          <table:table-cell table:style-name="InstructionSet.F40" office:value-type="string">
            <text:p text:style-name="P75">{SP} ← Ra</text:p>
          </table:table-cell>
        </table:table-row>
        <table:table-row>
          <table:table-cell table:style-name="InstructionSet.A40" office:value-type="string">
            <text:p text:style-name="P50">39</text:p>
          </table:table-cell>
          <table:table-cell table:style-name="InstructionSet.B41" office:value-type="string">
            <text:p text:style-name="P15">??????</text:p>
          </table:table-cell>
          <table:table-cell table:style-name="InstructionSet.C41" office:value-type="string">
            <text:p text:style-name="P84">STPOP</text:p>
          </table:table-cell>
          <table:table-cell table:style-name="InstructionSet.D41" office:value-type="string">
            <text:p text:style-name="P61">Pop to register from stack. Decrement stack pointer.</text:p>
          </table:table-cell>
          <table:table-cell table:style-name="InstructionSet.E41" office:value-type="string">
            <text:p text:style-name="P66">N:- <text:s/>Z:- <text:s/>O:- <text:s/>L:- <text:s/>E:- <text:s/>G:-</text:p>
          </table:table-cell>
          <table:table-cell table:style-name="InstructionSet.F41" office:value-type="string">
            <text:p text:style-name="P75">Rd ← {SP}</text:p>
          </table:table-cell>
        </table:table-row>
        <table:table-row>
          <table:table-cell table:style-name="InstructionSet.A40" office:value-type="string">
            <text:p text:style-name="P50">40</text:p>
          </table:table-cell>
          <table:table-cell table:style-name="InstructionSet.B42" office:value-type="string">
            <text:p text:style-name="P15">??????</text:p>
          </table:table-cell>
          <table:table-cell table:style-name="InstructionSet.C42" office:value-type="string">
            <text:p text:style-name="P85">STKLD</text:p>
          </table:table-cell>
          <table:table-cell table:style-name="InstructionSet.D42" office:value-type="string">
            <text:p text:style-name="P62">Load stack register to gp register</text:p>
          </table:table-cell>
          <table:table-cell table:style-name="InstructionSet.E42" office:value-type="string">
            <text:p text:style-name="P66">N:- <text:s/>Z:- <text:s/>O:- <text:s/>L:- <text:s/>E:- <text:s/>G:-</text:p>
          </table:table-cell>
          <table:table-cell table:style-name="InstructionSet.F42" office:value-type="string">
            <text:p text:style-name="P75">Rd ← [SP]</text:p>
          </table:table-cell>
        </table:table-row>
        <table:table-row>
          <table:table-cell table:style-name="InstructionSet.A40" office:value-type="string">
            <text:p text:style-name="P50">41</text:p>
          </table:table-cell>
          <table:table-cell table:style-name="InstructionSet.B43" office:value-type="string">
            <text:p text:style-name="P15">??????</text:p>
          </table:table-cell>
          <table:table-cell table:style-name="InstructionSet.C43" office:value-type="string">
            <text:p text:style-name="P86">STLST</text:p>
          </table:table-cell>
          <table:table-cell table:style-name="InstructionSet.D43" office:value-type="string">
            <text:p text:style-name="P63">Load the status register to gp register.</text:p>
          </table:table-cell>
          <table:table-cell table:style-name="InstructionSet.E43" office:value-type="string">
            <text:p text:style-name="P68">N:? <text:s/>Z:? <text:s/>O:- <text:s/>L:- <text:s/>E:- <text:s/>G:-</text:p>
          </table:table-cell>
          <table:table-cell table:style-name="InstructionSet.F43" office:value-type="string">
            <text:p text:style-name="P75">Rd ← [SR]</text:p>
          </table:table-cell>
        </table:table-row>
        <table:table-row>
          <table:table-cell table:style-name="InstructionSet.A40" office:value-type="string">
            <text:p text:style-name="P50">42</text:p>
          </table:table-cell>
          <table:table-cell table:style-name="InstructionSet.B44" office:value-type="string">
            <text:p text:style-name="P15">??????</text:p>
          </table:table-cell>
          <table:table-cell table:style-name="InstructionSet.C44" office:value-type="string">
            <text:p text:style-name="P87">COMPR</text:p>
          </table:table-cell>
          <table:table-cell table:style-name="InstructionSet.D44" office:value-type="string">
            <text:p text:style-name="P69">Compare Two Registers and set the status flags accordingly</text:p>
          </table:table-cell>
          <table:table-cell table:style-name="InstructionSet.E44" office:value-type="string">
            <text:p text:style-name="P68">N:? <text:s/>Z:? <text:s/>O:<text:span text:style-name="T17">0</text:span> <text:s/>L:? <text:s/>E:? <text:s/>G:?</text:p>
          </table:table-cell>
          <table:table-cell table:style-name="InstructionSet.F44" office:value-type="string">
            <text:p text:style-name="P75">Perform (Ra – Rd)</text:p>
          </table:table-cell>
        </table:table-row>
        <table:table-row>
          <table:table-cell table:style-name="InstructionSet.A45" office:value-type="string">
            <text:p text:style-name="P50">43</text:p>
          </table:table-cell>
          <table:table-cell table:style-name="InstructionSet.B45" office:value-type="string">
            <text:p text:style-name="P15">??????</text:p>
          </table:table-cell>
          <table:table-cell table:style-name="InstructionSet.C45" office:value-type="string">
            <text:p text:style-name="P88"/>
          </table:table-cell>
          <table:table-cell table:style-name="InstructionSet.D45" office:value-type="string">
            <text:p text:style-name="P52"/>
          </table:table-cell>
          <table:table-cell table:style-name="InstructionSet.E45" office:value-type="string">
            <text:p text:style-name="P50"/>
          </table:table-cell>
          <table:table-cell table:style-name="InstructionSet.F45" office:value-type="string">
            <text:p text:style-name="P52"/>
          </table:table-cell>
        </table:table-row>
        <table:table-row>
          <table:table-cell table:style-name="InstructionSet.A46" office:value-type="string">
            <text:p text:style-name="P50">44</text:p>
          </table:table-cell>
          <table:table-cell table:style-name="InstructionSet.B46" office:value-type="string">
            <text:p text:style-name="P15">??????</text:p>
          </table:table-cell>
          <table:table-cell table:style-name="InstructionSet.C46" office:value-type="string">
            <text:p text:style-name="P88"/>
          </table:table-cell>
          <table:table-cell table:style-name="InstructionSet.D46" office:value-type="string">
            <text:p text:style-name="P52"/>
          </table:table-cell>
          <table:table-cell table:style-name="InstructionSet.E46" office:value-type="string">
            <text:p text:style-name="P50"/>
          </table:table-cell>
          <table:table-cell table:style-name="InstructionSet.F46" office:value-type="string">
            <text:p text:style-name="P52"/>
          </table:table-cell>
        </table:table-row>
        <table:table-row>
          <table:table-cell table:style-name="InstructionSet.A47" office:value-type="string">
            <text:p text:style-name="P50">45</text:p>
          </table:table-cell>
          <table:table-cell table:style-name="InstructionSet.B47" office:value-type="string">
            <text:p text:style-name="P15">??????</text:p>
          </table:table-cell>
          <table:table-cell table:style-name="InstructionSet.C47" office:value-type="string">
            <text:p text:style-name="P88"/>
          </table:table-cell>
          <table:table-cell table:style-name="InstructionSet.D47" office:value-type="string">
            <text:p text:style-name="P52"/>
          </table:table-cell>
          <table:table-cell table:style-name="InstructionSet.E47" office:value-type="string">
            <text:p text:style-name="P50"/>
          </table:table-cell>
          <table:table-cell table:style-name="InstructionSet.F47" office:value-type="string">
            <text:p text:style-name="P52"/>
          </table:table-cell>
        </table:table-row>
        <table:table-row>
          <table:table-cell table:style-name="InstructionSet.A48" office:value-type="string">
            <text:p text:style-name="P50">46</text:p>
          </table:table-cell>
          <table:table-cell table:style-name="InstructionSet.B48" office:value-type="string">
            <text:p text:style-name="P15">??????</text:p>
          </table:table-cell>
          <table:table-cell table:style-name="InstructionSet.C48" office:value-type="string">
            <text:p text:style-name="P88"/>
          </table:table-cell>
          <table:table-cell table:style-name="InstructionSet.D48" office:value-type="string">
            <text:p text:style-name="P52"/>
          </table:table-cell>
          <table:table-cell table:style-name="InstructionSet.E48" office:value-type="string">
            <text:p text:style-name="P50"/>
          </table:table-cell>
          <table:table-cell table:style-name="InstructionSet.F48" office:value-type="string">
            <text:p text:style-name="P52"/>
          </table:table-cell>
        </table:table-row>
        <table:table-row>
          <table:table-cell table:style-name="InstructionSet.A49" office:value-type="string">
            <text:p text:style-name="P50">47</text:p>
          </table:table-cell>
          <table:table-cell table:style-name="InstructionSet.B49" office:value-type="string">
            <text:p text:style-name="P15">??????</text:p>
          </table:table-cell>
          <table:table-cell table:style-name="InstructionSet.C49" office:value-type="string">
            <text:p text:style-name="P88"/>
          </table:table-cell>
          <table:table-cell table:style-name="InstructionSet.D49" office:value-type="string">
            <text:p text:style-name="P52"/>
          </table:table-cell>
          <table:table-cell table:style-name="InstructionSet.E49" office:value-type="string">
            <text:p text:style-name="P50"/>
          </table:table-cell>
          <table:table-cell table:style-name="InstructionSet.F49" office:value-type="string">
            <text:p text:style-name="P52"/>
          </table:table-cell>
        </table:table-row>
        <table:table-row>
          <table:table-cell table:style-name="InstructionSet.A50" office:value-type="string">
            <text:p text:style-name="P50">48</text:p>
          </table:table-cell>
          <table:table-cell table:style-name="InstructionSet.B50" office:value-type="string">
            <text:p text:style-name="P15">??????</text:p>
          </table:table-cell>
          <table:table-cell table:style-name="InstructionSet.C50" office:value-type="string">
            <text:p text:style-name="P88"/>
          </table:table-cell>
          <table:table-cell table:style-name="InstructionSet.D50" office:value-type="string">
            <text:p text:style-name="P52"/>
          </table:table-cell>
          <table:table-cell table:style-name="InstructionSet.E50" office:value-type="string">
            <text:p text:style-name="P50"/>
          </table:table-cell>
          <table:table-cell table:style-name="InstructionSet.F50" office:value-type="string">
            <text:p text:style-name="P52"/>
          </table:table-cell>
        </table:table-row>
        <table:table-row>
          <table:table-cell table:style-name="InstructionSet.A51" office:value-type="string">
            <text:p text:style-name="P50">49</text:p>
          </table:table-cell>
          <table:table-cell table:style-name="InstructionSet.B51" office:value-type="string">
            <text:p text:style-name="P15">??????</text:p>
          </table:table-cell>
          <table:table-cell table:style-name="InstructionSet.C51" office:value-type="string">
            <text:p text:style-name="P88"/>
          </table:table-cell>
          <table:table-cell table:style-name="InstructionSet.D51" office:value-type="string">
            <text:p text:style-name="P52"/>
          </table:table-cell>
          <table:table-cell table:style-name="InstructionSet.E51" office:value-type="string">
            <text:p text:style-name="P50"/>
          </table:table-cell>
          <table:table-cell table:style-name="InstructionSet.F51" office:value-type="string">
            <text:p text:style-name="P52"/>
          </table:table-cell>
        </table:table-row>
        <table:table-row>
          <table:table-cell table:style-name="InstructionSet.A52" office:value-type="string">
            <text:p text:style-name="P50">50</text:p>
          </table:table-cell>
          <table:table-cell table:style-name="InstructionSet.B52" office:value-type="string">
            <text:p text:style-name="P15">??????</text:p>
          </table:table-cell>
          <table:table-cell table:style-name="InstructionSet.C52" office:value-type="string">
            <text:p text:style-name="P88"/>
          </table:table-cell>
          <table:table-cell table:style-name="InstructionSet.D52" office:value-type="string">
            <text:p text:style-name="P52"/>
          </table:table-cell>
          <table:table-cell table:style-name="InstructionSet.E52" office:value-type="string">
            <text:p text:style-name="P50"/>
          </table:table-cell>
          <table:table-cell table:style-name="InstructionSet.F52" office:value-type="string">
            <text:p text:style-name="P52"/>
          </table:table-cell>
        </table:table-row>
        <text:soft-page-break/>
        <table:table-row>
          <table:table-cell table:style-name="InstructionSet.A53" office:value-type="string">
            <text:p text:style-name="P50">51</text:p>
          </table:table-cell>
          <table:table-cell table:style-name="InstructionSet.B53" office:value-type="string">
            <text:p text:style-name="P15">??????</text:p>
          </table:table-cell>
          <table:table-cell table:style-name="InstructionSet.C53" office:value-type="string">
            <text:p text:style-name="P88"/>
          </table:table-cell>
          <table:table-cell table:style-name="InstructionSet.D53" office:value-type="string">
            <text:p text:style-name="P52"/>
          </table:table-cell>
          <table:table-cell table:style-name="InstructionSet.E53" office:value-type="string">
            <text:p text:style-name="P50"/>
          </table:table-cell>
          <table:table-cell table:style-name="InstructionSet.F53" office:value-type="string">
            <text:p text:style-name="P52"/>
          </table:table-cell>
        </table:table-row>
        <table:table-row>
          <table:table-cell table:style-name="InstructionSet.A54" office:value-type="string">
            <text:p text:style-name="P50">52</text:p>
          </table:table-cell>
          <table:table-cell table:style-name="InstructionSet.B54" office:value-type="string">
            <text:p text:style-name="P15">??????</text:p>
          </table:table-cell>
          <table:table-cell table:style-name="InstructionSet.C54" office:value-type="string">
            <text:p text:style-name="P88"/>
          </table:table-cell>
          <table:table-cell table:style-name="InstructionSet.D54" office:value-type="string">
            <text:p text:style-name="P52"/>
          </table:table-cell>
          <table:table-cell table:style-name="InstructionSet.E54" office:value-type="string">
            <text:p text:style-name="P50"/>
          </table:table-cell>
          <table:table-cell table:style-name="InstructionSet.F54" office:value-type="string">
            <text:p text:style-name="P52"/>
          </table:table-cell>
        </table:table-row>
        <table:table-row>
          <table:table-cell table:style-name="InstructionSet.A55" office:value-type="string">
            <text:p text:style-name="P50">53</text:p>
          </table:table-cell>
          <table:table-cell table:style-name="InstructionSet.B55" office:value-type="string">
            <text:p text:style-name="P15">??????</text:p>
          </table:table-cell>
          <table:table-cell table:style-name="InstructionSet.C55" office:value-type="string">
            <text:p text:style-name="P88"/>
          </table:table-cell>
          <table:table-cell table:style-name="InstructionSet.D55" office:value-type="string">
            <text:p text:style-name="P52"/>
          </table:table-cell>
          <table:table-cell table:style-name="InstructionSet.E55" office:value-type="string">
            <text:p text:style-name="P50"/>
          </table:table-cell>
          <table:table-cell table:style-name="InstructionSet.F55" office:value-type="string">
            <text:p text:style-name="P52"/>
          </table:table-cell>
        </table:table-row>
        <table:table-row>
          <table:table-cell table:style-name="InstructionSet.A56" office:value-type="string">
            <text:p text:style-name="P50">54</text:p>
          </table:table-cell>
          <table:table-cell table:style-name="InstructionSet.B56" office:value-type="string">
            <text:p text:style-name="P15">??????</text:p>
          </table:table-cell>
          <table:table-cell table:style-name="InstructionSet.C56" office:value-type="string">
            <text:p text:style-name="P88"/>
          </table:table-cell>
          <table:table-cell table:style-name="InstructionSet.D56" office:value-type="string">
            <text:p text:style-name="P52"/>
          </table:table-cell>
          <table:table-cell table:style-name="InstructionSet.E56" office:value-type="string">
            <text:p text:style-name="P50"/>
          </table:table-cell>
          <table:table-cell table:style-name="InstructionSet.F56" office:value-type="string">
            <text:p text:style-name="P52"/>
          </table:table-cell>
        </table:table-row>
        <table:table-row>
          <table:table-cell table:style-name="InstructionSet.A57" office:value-type="string">
            <text:p text:style-name="P50">55</text:p>
          </table:table-cell>
          <table:table-cell table:style-name="InstructionSet.B57" office:value-type="string">
            <text:p text:style-name="P15">??????</text:p>
          </table:table-cell>
          <table:table-cell table:style-name="InstructionSet.C57" office:value-type="string">
            <text:p text:style-name="P88"/>
          </table:table-cell>
          <table:table-cell table:style-name="InstructionSet.D57" office:value-type="string">
            <text:p text:style-name="P52"/>
          </table:table-cell>
          <table:table-cell table:style-name="InstructionSet.E57" office:value-type="string">
            <text:p text:style-name="P50"/>
          </table:table-cell>
          <table:table-cell table:style-name="InstructionSet.F57" office:value-type="string">
            <text:p text:style-name="P52"/>
          </table:table-cell>
        </table:table-row>
        <table:table-row>
          <table:table-cell table:style-name="InstructionSet.A58" office:value-type="string">
            <text:p text:style-name="P50">56</text:p>
          </table:table-cell>
          <table:table-cell table:style-name="InstructionSet.B58" office:value-type="string">
            <text:p text:style-name="P15">??????</text:p>
          </table:table-cell>
          <table:table-cell table:style-name="InstructionSet.C58" office:value-type="string">
            <text:p text:style-name="P88"/>
          </table:table-cell>
          <table:table-cell table:style-name="InstructionSet.D58" office:value-type="string">
            <text:p text:style-name="P52"/>
          </table:table-cell>
          <table:table-cell table:style-name="InstructionSet.E58" office:value-type="string">
            <text:p text:style-name="P50"/>
          </table:table-cell>
          <table:table-cell table:style-name="InstructionSet.F58" office:value-type="string">
            <text:p text:style-name="P52"/>
          </table:table-cell>
        </table:table-row>
        <table:table-row>
          <table:table-cell table:style-name="InstructionSet.A59" office:value-type="string">
            <text:p text:style-name="P50">57</text:p>
          </table:table-cell>
          <table:table-cell table:style-name="InstructionSet.B59" office:value-type="string">
            <text:p text:style-name="P15">??????</text:p>
          </table:table-cell>
          <table:table-cell table:style-name="InstructionSet.C59" office:value-type="string">
            <text:p text:style-name="P88"/>
          </table:table-cell>
          <table:table-cell table:style-name="InstructionSet.D59" office:value-type="string">
            <text:p text:style-name="P52"/>
          </table:table-cell>
          <table:table-cell table:style-name="InstructionSet.E59" office:value-type="string">
            <text:p text:style-name="P50"/>
          </table:table-cell>
          <table:table-cell table:style-name="InstructionSet.F59" office:value-type="string">
            <text:p text:style-name="P52"/>
          </table:table-cell>
        </table:table-row>
        <table:table-row>
          <table:table-cell table:style-name="InstructionSet.A60" office:value-type="string">
            <text:p text:style-name="P50">58</text:p>
          </table:table-cell>
          <table:table-cell table:style-name="InstructionSet.B60" office:value-type="string">
            <text:p text:style-name="P15">??????</text:p>
          </table:table-cell>
          <table:table-cell table:style-name="InstructionSet.C60" office:value-type="string">
            <text:p text:style-name="P88"/>
          </table:table-cell>
          <table:table-cell table:style-name="InstructionSet.D60" office:value-type="string">
            <text:p text:style-name="P52"/>
          </table:table-cell>
          <table:table-cell table:style-name="InstructionSet.E60" office:value-type="string">
            <text:p text:style-name="P50"/>
          </table:table-cell>
          <table:table-cell table:style-name="InstructionSet.F60" office:value-type="string">
            <text:p text:style-name="P52"/>
          </table:table-cell>
        </table:table-row>
        <table:table-row>
          <table:table-cell table:style-name="InstructionSet.A61" office:value-type="string">
            <text:p text:style-name="P50">59</text:p>
          </table:table-cell>
          <table:table-cell table:style-name="InstructionSet.B61" office:value-type="string">
            <text:p text:style-name="P15">??????</text:p>
          </table:table-cell>
          <table:table-cell table:style-name="InstructionSet.C61" office:value-type="string">
            <text:p text:style-name="P88"/>
          </table:table-cell>
          <table:table-cell table:style-name="InstructionSet.D61" office:value-type="string">
            <text:p text:style-name="P52"/>
          </table:table-cell>
          <table:table-cell table:style-name="InstructionSet.E61" office:value-type="string">
            <text:p text:style-name="P50"/>
          </table:table-cell>
          <table:table-cell table:style-name="InstructionSet.F61" office:value-type="string">
            <text:p text:style-name="P52"/>
          </table:table-cell>
        </table:table-row>
        <table:table-row>
          <table:table-cell table:style-name="InstructionSet.A62" office:value-type="string">
            <text:p text:style-name="P50">60</text:p>
          </table:table-cell>
          <table:table-cell table:style-name="InstructionSet.B62" office:value-type="string">
            <text:p text:style-name="P15">??????</text:p>
          </table:table-cell>
          <table:table-cell table:style-name="InstructionSet.C62" office:value-type="string">
            <text:p text:style-name="P88"/>
          </table:table-cell>
          <table:table-cell table:style-name="InstructionSet.D62" office:value-type="string">
            <text:p text:style-name="P52"/>
          </table:table-cell>
          <table:table-cell table:style-name="InstructionSet.E62" office:value-type="string">
            <text:p text:style-name="P50"/>
          </table:table-cell>
          <table:table-cell table:style-name="InstructionSet.F62" office:value-type="string">
            <text:p text:style-name="P52"/>
          </table:table-cell>
        </table:table-row>
        <table:table-row>
          <table:table-cell table:style-name="InstructionSet.A63" office:value-type="string">
            <text:p text:style-name="P50">61</text:p>
          </table:table-cell>
          <table:table-cell table:style-name="InstructionSet.B63" office:value-type="string">
            <text:p text:style-name="P15">??????</text:p>
          </table:table-cell>
          <table:table-cell table:style-name="InstructionSet.C63" office:value-type="string">
            <text:p text:style-name="P46">DEBUG</text:p>
          </table:table-cell>
          <table:table-cell table:style-name="InstructionSet.D63" office:value-type="string">
            <text:p text:style-name="P64">Used to access debug functionality from within the SIM</text:p>
          </table:table-cell>
          <table:table-cell table:style-name="InstructionSet.E63" office:value-type="string">
            <text:p text:style-name="P66">N:- <text:s/>Z:- <text:s/>O:- <text:s/>L:- <text:s/>E:- <text:s/>G:-</text:p>
          </table:table-cell>
          <table:table-cell table:style-name="InstructionSet.F63" office:value-type="string">
            <text:p text:style-name="P52"/>
          </table:table-cell>
        </table:table-row>
        <table:table-row>
          <table:table-cell table:style-name="InstructionSet.A63" office:value-type="string">
            <text:p text:style-name="P16">62</text:p>
          </table:table-cell>
          <table:table-cell table:style-name="InstructionSet.B64" office:value-type="string">
            <text:p text:style-name="P15">??????</text:p>
          </table:table-cell>
          <table:table-cell table:style-name="InstructionSet.C64" office:value-type="string">
            <text:p text:style-name="P44">RESET</text:p>
          </table:table-cell>
          <table:table-cell table:style-name="InstructionSet.D64" office:value-type="string">
            <text:p text:style-name="P19">Performs a soft reset on the processor core.</text:p>
          </table:table-cell>
          <table:table-cell table:style-name="InstructionSet.E64" office:value-type="string">
            <text:p text:style-name="P66">N:- <text:s/>Z:- <text:s/>O:- <text:s/>L:- <text:s/>E:- <text:s/>G:-</text:p>
          </table:table-cell>
          <table:table-cell table:style-name="InstructionSet.F64" office:value-type="string">
            <text:p text:style-name="P20">PC ← 0</text:p>
          </table:table-cell>
        </table:table-row>
        <table:table-row>
          <table:table-cell table:style-name="InstructionSet.A63" office:value-type="string">
            <text:p text:style-name="P16">63</text:p>
          </table:table-cell>
          <table:table-cell table:style-name="InstructionSet.B65" office:value-type="string">
            <text:p text:style-name="P15">??????</text:p>
          </table:table-cell>
          <table:table-cell table:style-name="InstructionSet.C65" office:value-type="string">
            <text:p text:style-name="P45">HALT</text:p>
          </table:table-cell>
          <table:table-cell table:style-name="InstructionSet.D65" office:value-type="string">
            <text:p text:style-name="P19">Stops all processing</text:p>
          </table:table-cell>
          <table:table-cell table:style-name="InstructionSet.E65" office:value-type="string">
            <text:p text:style-name="P66">N:- <text:s/>Z:- <text:s/>O:- <text:s/>L:- <text:s/>E:- <text:s/>G:-</text:p>
          </table:table-cell>
          <table:table-cell table:style-name="InstructionSet.F65" office:value-type="string">
            <text:p text:style-name="P1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Helvetica" svg:font-family="Helvetica" style:font-family-generic="swiss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Helvetica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style:font-family-generic="swiss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Helvetica" fo:font-family="Helvetica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Helvetica" fo:font-family="Helvetica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fo:font-family="Helvetica" style:font-family-generic="swiss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Marshall</meta:initial-creator>
    <meta:creation-date>2014-08-19T18:29:07.629525527</meta:creation-date>
    <dc:date>2014-08-19T20:24:02.025161422</dc:date>
    <dc:creator>Ben Marshall</dc:creator>
    <meta:editing-duration>PT1H48M43S</meta:editing-duration>
    <meta:editing-cycles>72</meta:editing-cycles>
    <meta:generator>LibreOffice/4.1.3.2$Linux_X86_64 LibreOffice_project/410m0$Build-2</meta:generator>
    <meta:document-statistic meta:table-count="3" meta:image-count="0" meta:object-count="0" meta:page-count="4" meta:paragraph-count="357" meta:word-count="1133" meta:character-count="5516" meta:non-whitespace-character-count="4490"/>
  </office:meta>
</office:document-meta>
</file>